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Footnote">
      <style:text-properties style:font-name="Liberation Sans" officeooo:rsid="002249b6" officeooo:paragraph-rsid="002249b6"/>
    </style:style>
    <style:style style:name="P2"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391a48" officeooo:paragraph-rsid="00391a48" style:font-size-asian="12pt" style:font-size-complex="12pt"/>
    </style:style>
    <style:style style:name="P3"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391a48" officeooo:paragraph-rsid="004f409e" style:font-size-asian="12pt" style:font-size-complex="12pt"/>
    </style:style>
    <style:style style:name="P4"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391a48" officeooo:paragraph-rsid="004fdcd8" style:font-size-asian="12pt" style:font-size-complex="12pt"/>
    </style:style>
    <style:style style:name="P5"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391a48" officeooo:paragraph-rsid="005b5af7" style:font-size-asian="12pt" style:font-size-complex="12pt"/>
    </style:style>
    <style:style style:name="P6"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126dc0" officeooo:paragraph-rsid="00386ae8" style:font-size-asian="12pt" style:font-size-complex="12pt"/>
    </style:style>
    <style:style style:name="P7"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126dc0" officeooo:paragraph-rsid="004f409e" style:font-size-asian="12pt" style:font-size-complex="12pt"/>
    </style:style>
    <style:style style:name="P8"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126dc0" officeooo:paragraph-rsid="004fdcd8" style:font-size-asian="12pt" style:font-size-complex="12pt"/>
    </style:style>
    <style:style style:name="P9"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126dc0" officeooo:paragraph-rsid="005b5af7" style:font-size-asian="12pt" style:font-size-complex="12pt"/>
    </style:style>
    <style:style style:name="P10"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126dc0" officeooo:paragraph-rsid="005cdb70" style:font-size-asian="12pt" style:font-size-complex="12pt"/>
    </style:style>
    <style:style style:name="P11"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126dc0" officeooo:paragraph-rsid="0061834b" style:font-size-asian="12pt" style:font-size-complex="12pt"/>
    </style:style>
    <style:style style:name="P12"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126dc0" officeooo:paragraph-rsid="0062d2a0" style:font-size-asian="12pt" style:font-size-complex="12pt"/>
    </style:style>
    <style:style style:name="P13"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126dc0" officeooo:paragraph-rsid="0065f631" style:font-size-asian="12pt" style:font-size-complex="12pt"/>
    </style:style>
    <style:style style:name="P14"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126dc0" officeooo:paragraph-rsid="006b8e23" style:font-size-asian="12pt" style:font-size-complex="12pt"/>
    </style:style>
    <style:style style:name="P15"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126dc0" officeooo:paragraph-rsid="00786dec" style:font-size-asian="12pt" style:font-size-complex="12pt"/>
    </style:style>
    <style:style style:name="P16"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4a4ace" officeooo:paragraph-rsid="004a4ace" style:font-size-asian="12pt" style:font-size-complex="12pt"/>
    </style:style>
    <style:style style:name="P17"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4a4ace" officeooo:paragraph-rsid="004f409e" style:font-size-asian="12pt" style:font-size-complex="12pt"/>
    </style:style>
    <style:style style:name="P18"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4a4ace" officeooo:paragraph-rsid="004fdcd8" style:font-size-asian="12pt" style:font-size-complex="12pt"/>
    </style:style>
    <style:style style:name="P19"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4a4ace" officeooo:paragraph-rsid="005b5af7" style:font-size-asian="12pt" style:font-size-complex="12pt"/>
    </style:style>
    <style:style style:name="P20"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4fdcd8" officeooo:paragraph-rsid="004fdcd8" style:font-size-asian="12pt" style:font-size-complex="12pt"/>
    </style:style>
    <style:style style:name="P21"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4fdcd8" officeooo:paragraph-rsid="004fdcd8" style:font-size-asian="12pt" style:font-size-complex="12pt"/>
    </style:style>
    <style:style style:name="P22"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4fdcd8" officeooo:paragraph-rsid="0061834b" style:font-size-asian="12pt" style:font-size-complex="12pt"/>
    </style:style>
    <style:style style:name="P23"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4fdcd8" officeooo:paragraph-rsid="0062d2a0" style:font-size-asian="12pt" style:font-size-complex="12pt"/>
    </style:style>
    <style:style style:name="P24"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54713a" officeooo:paragraph-rsid="0054713a" style:font-size-asian="12pt" style:font-size-complex="12pt"/>
    </style:style>
    <style:style style:name="P25"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5b5af7" officeooo:paragraph-rsid="005b5af7" style:font-size-asian="12pt" style:font-size-complex="12pt"/>
    </style:style>
    <style:style style:name="P26"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62d2a0" officeooo:paragraph-rsid="0062d2a0" style:font-size-asian="12pt" style:font-size-complex="12pt"/>
    </style:style>
    <style:style style:name="P27"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62e70e" officeooo:paragraph-rsid="0062e70e" style:font-size-asian="12pt" style:font-size-complex="12pt"/>
    </style:style>
    <style:style style:name="P28"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63b444" officeooo:paragraph-rsid="0063b444" style:font-size-asian="12pt" style:font-size-complex="12pt"/>
    </style:style>
    <style:style style:name="P29"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6f0b0e" officeooo:paragraph-rsid="006f0b0e" style:font-size-asian="12pt" style:font-size-complex="12pt"/>
    </style:style>
    <style:style style:name="P30"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6f156a" officeooo:paragraph-rsid="006f156a" style:font-size-asian="12pt" style:font-size-complex="12pt"/>
    </style:style>
    <style:style style:name="P31"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7096e7" officeooo:paragraph-rsid="007096e7" style:font-size-asian="12pt" style:font-size-complex="12pt"/>
    </style:style>
    <style:style style:name="P32"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6b8e23" officeooo:paragraph-rsid="006b8e23" style:font-size-asian="12pt" style:font-size-complex="12pt"/>
    </style:style>
    <style:style style:name="P33"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786dec" officeooo:paragraph-rsid="00786dec" style:font-size-asian="12pt" style:font-size-complex="12pt"/>
    </style:style>
    <style:style style:name="P34"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79fc87" officeooo:paragraph-rsid="0079fc87" style:font-size-asian="12pt" style:font-size-complex="12pt"/>
    </style:style>
    <style:style style:name="P35"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fo:font-weight="bold" officeooo:rsid="00126dc0" officeooo:paragraph-rsid="00386ae8" style:font-size-asian="12pt" style:font-weight-asian="bold" style:font-size-complex="12pt" style:font-weight-complex="bold"/>
    </style:style>
    <style:style style:name="P36" style:family="paragraph" style:parent-style-name="Standard">
      <style:paragraph-properties fo:text-align="center" style:justify-single-word="false"/>
      <style:text-properties style:font-name="Liberation Sans" officeooo:rsid="00126dc0" officeooo:paragraph-rsid="00126dc0"/>
    </style:style>
    <style:style style:name="P37" style:family="paragraph" style:parent-style-name="Standard">
      <style:text-properties style:font-name="Liberation Sans" officeooo:rsid="00126dc0" officeooo:paragraph-rsid="00126dc0"/>
    </style:style>
    <style:style style:name="P38" style:family="paragraph" style:parent-style-name="Standard">
      <loext:graphic-properties draw:fill-gradient-name="gradient" draw:fill-hatch-name="hatch"/>
      <style:paragraph-properties fo:margin-top="0.05in" fo:margin-bottom="0.05in" style:contextual-spacing="false"/>
      <style:text-properties style:font-name="Liberation Sans" officeooo:rsid="00126dc0" officeooo:paragraph-rsid="00126dc0"/>
    </style:style>
    <style:style style:name="P39"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126dc0" officeooo:paragraph-rsid="00126dc0"/>
    </style:style>
    <style:style style:name="P40"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126dc0" officeooo:paragraph-rsid="0013f125"/>
    </style:style>
    <style:style style:name="P41"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126dc0" officeooo:paragraph-rsid="00193b2c"/>
    </style:style>
    <style:style style:name="P42"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126dc0" officeooo:paragraph-rsid="001e8a61"/>
    </style:style>
    <style:style style:name="P43"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126dc0" officeooo:paragraph-rsid="0040e1e2"/>
    </style:style>
    <style:style style:name="P44"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126dc0" officeooo:paragraph-rsid="0040e1e2"/>
    </style:style>
    <style:style style:name="P45"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126dc0" officeooo:paragraph-rsid="0044dad6"/>
    </style:style>
    <style:style style:name="P46"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126dc0" officeooo:paragraph-rsid="004c3dc4"/>
    </style:style>
    <style:style style:name="P47"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126dc0" officeooo:paragraph-rsid="005799c7"/>
    </style:style>
    <style:style style:name="P48"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126dc0" officeooo:paragraph-rsid="00697578"/>
    </style:style>
    <style:style style:name="P49"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126dc0" officeooo:paragraph-rsid="007574a5"/>
    </style:style>
    <style:style style:name="P50"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13f125" officeooo:paragraph-rsid="001e8a61"/>
    </style:style>
    <style:style style:name="P51"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13f125" officeooo:paragraph-rsid="0040e1e2"/>
    </style:style>
    <style:style style:name="P52"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13f125" officeooo:paragraph-rsid="007574a5"/>
    </style:style>
    <style:style style:name="P53"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16095d" officeooo:paragraph-rsid="00193b2c"/>
    </style:style>
    <style:style style:name="P54"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16095d" officeooo:paragraph-rsid="0040e1e2"/>
    </style:style>
    <style:style style:name="P55"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16095d" officeooo:paragraph-rsid="00685172"/>
    </style:style>
    <style:style style:name="P56"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16095d" officeooo:paragraph-rsid="007574a5"/>
    </style:style>
    <style:style style:name="P57"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16095d" officeooo:paragraph-rsid="00193b2c" style:font-weight-asian="bold" style:font-weight-complex="bold"/>
    </style:style>
    <style:style style:name="P58"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16095d" officeooo:paragraph-rsid="0040e1e2" style:font-weight-asian="bold" style:font-weight-complex="bold"/>
    </style:style>
    <style:style style:name="P59"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16095d" officeooo:paragraph-rsid="007574a5" style:font-weight-asian="bold" style:font-weight-complex="bold"/>
    </style:style>
    <style:style style:name="P60"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13f125" officeooo:paragraph-rsid="001aafc4" style:font-weight-asian="bold" style:font-weight-complex="bold"/>
    </style:style>
    <style:style style:name="P61"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13f125" officeooo:paragraph-rsid="0040e1e2" style:font-weight-asian="bold" style:font-weight-complex="bold"/>
    </style:style>
    <style:style style:name="P62"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386ae8" officeooo:paragraph-rsid="00386ae8" style:font-weight-asian="bold" style:font-weight-complex="bold"/>
    </style:style>
    <style:style style:name="P63"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386ae8" officeooo:paragraph-rsid="004f409e" style:font-weight-asian="bold" style:font-weight-complex="bold"/>
    </style:style>
    <style:style style:name="P64"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386ae8" officeooo:paragraph-rsid="004fdcd8" style:font-weight-asian="bold" style:font-weight-complex="bold"/>
    </style:style>
    <style:style style:name="P65"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386ae8" officeooo:paragraph-rsid="005b5af7" style:font-weight-asian="bold" style:font-weight-complex="bold"/>
    </style:style>
    <style:style style:name="P66"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386ae8" officeooo:paragraph-rsid="0061834b" style:font-weight-asian="bold" style:font-weight-complex="bold"/>
    </style:style>
    <style:style style:name="P67"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386ae8" officeooo:paragraph-rsid="0062d2a0" style:font-weight-asian="bold" style:font-weight-complex="bold"/>
    </style:style>
    <style:style style:name="P68"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386ae8" officeooo:paragraph-rsid="0062e70e" style:font-weight-asian="bold" style:font-weight-complex="bold"/>
    </style:style>
    <style:style style:name="P69"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386ae8" officeooo:paragraph-rsid="006b8e23" style:font-weight-asian="bold" style:font-weight-complex="bold"/>
    </style:style>
    <style:style style:name="P70"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386ae8" officeooo:paragraph-rsid="006f156a" style:font-weight-asian="bold" style:font-weight-complex="bold"/>
    </style:style>
    <style:style style:name="P71"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126dc0" officeooo:paragraph-rsid="0040e1e2" style:font-weight-asian="bold" style:font-weight-complex="bold"/>
    </style:style>
    <style:style style:name="P72"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126dc0" officeooo:paragraph-rsid="0013f125" style:font-weight-asian="bold" style:font-weight-complex="bold"/>
    </style:style>
    <style:style style:name="P73"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126dc0" officeooo:paragraph-rsid="003d61b8" style:font-weight-asian="bold" style:font-weight-complex="bold"/>
    </style:style>
    <style:style style:name="P74"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126dc0" officeooo:paragraph-rsid="00126dc0" style:font-weight-asian="bold" style:font-weight-complex="bold"/>
    </style:style>
    <style:style style:name="P75"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126dc0" officeooo:paragraph-rsid="005799c7" style:font-weight-asian="bold" style:font-weight-complex="bold"/>
    </style:style>
    <style:style style:name="P76"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126dc0" officeooo:paragraph-rsid="00697578" style:font-weight-asian="bold" style:font-weight-complex="bold"/>
    </style:style>
    <style:style style:name="P77"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126dc0" officeooo:paragraph-rsid="007574a5" style:font-weight-asian="bold" style:font-weight-complex="bold"/>
    </style:style>
    <style:style style:name="P78"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1aafc4" officeooo:paragraph-rsid="001aafc4" style:font-weight-asian="bold" style:font-weight-complex="bold"/>
    </style:style>
    <style:style style:name="P79"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7d5ad3" officeooo:paragraph-rsid="007d5ad3" style:font-weight-asian="bold" style:font-weight-complex="bold"/>
    </style:style>
    <style:style style:name="P80"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7f1514" officeooo:paragraph-rsid="007f1514" style:font-weight-asian="bold" style:font-weight-complex="bold"/>
    </style:style>
    <style:style style:name="P81"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20971f" officeooo:paragraph-rsid="0020971f"/>
    </style:style>
    <style:style style:name="P82"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25500b" officeooo:paragraph-rsid="0025500b"/>
    </style:style>
    <style:style style:name="P83"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291cfb" officeooo:paragraph-rsid="0029865c"/>
    </style:style>
    <style:style style:name="P84"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386ae8" officeooo:paragraph-rsid="00386ae8"/>
    </style:style>
    <style:style style:name="P85"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3ef435" officeooo:paragraph-rsid="003ef435"/>
    </style:style>
    <style:style style:name="P86"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1aafc4" officeooo:paragraph-rsid="0040e1e2"/>
    </style:style>
    <style:style style:name="P87"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1aafc4" officeooo:paragraph-rsid="001aafc4"/>
    </style:style>
    <style:style style:name="P88"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1aafc4" officeooo:paragraph-rsid="007574a5"/>
    </style:style>
    <style:style style:name="P89"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4a4ace" officeooo:paragraph-rsid="004a4ace"/>
    </style:style>
    <style:style style:name="P90"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4f409e" officeooo:paragraph-rsid="004f409e"/>
    </style:style>
    <style:style style:name="P91"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4fdcd8" officeooo:paragraph-rsid="004fdcd8"/>
    </style:style>
    <style:style style:name="P92" style:family="paragraph" style:parent-style-name="Text_20_body">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officeooo:rsid="005799c7" officeooo:paragraph-rsid="005799c7"/>
    </style:style>
    <style:style style:name="P93" style:family="paragraph" style:parent-style-name="Text_20_body">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officeooo:rsid="0059c8f3" officeooo:paragraph-rsid="0059c8f3"/>
    </style:style>
    <style:style style:name="P94"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5b5af7" officeooo:paragraph-rsid="005b5af7"/>
    </style:style>
    <style:style style:name="P95"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61834b" officeooo:paragraph-rsid="0061834b"/>
    </style:style>
    <style:style style:name="P96"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697578" officeooo:paragraph-rsid="00697578"/>
    </style:style>
    <style:style style:name="P97" style:family="paragraph" style:parent-style-name="Text_20_body">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officeooo:rsid="00697578" officeooo:paragraph-rsid="00697578"/>
    </style:style>
    <style:style style:name="P98" style:family="paragraph" style:parent-style-name="Text_20_body">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officeooo:rsid="006b2c70" officeooo:paragraph-rsid="006b2c70"/>
    </style:style>
    <style:style style:name="P99"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7574a5" officeooo:paragraph-rsid="007574a5"/>
    </style:style>
    <style:style style:name="P100"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781f5a" officeooo:paragraph-rsid="00781f5a"/>
    </style:style>
    <style:style style:name="P101" style:family="paragraph" style:parent-style-name="Text_20_body">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officeooo:rsid="00781f5a" officeooo:paragraph-rsid="00781f5a"/>
    </style:style>
    <style:style style:name="P102"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7f1514" officeooo:paragraph-rsid="007f1514"/>
    </style:style>
    <style:style style:name="P103"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8048fc" officeooo:paragraph-rsid="008048fc"/>
    </style:style>
    <style:style style:name="P104"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8323f7" officeooo:paragraph-rsid="008323f7"/>
    </style:style>
    <style:style style:name="P105" style:family="paragraph" style:parent-style-name="Contents_20_1">
      <style:paragraph-properties>
        <style:tab-stops>
          <style:tab-stop style:position="6.9252in" style:type="right" style:leader-style="dotted" style:leader-text="."/>
        </style:tab-stops>
      </style:paragraph-properties>
    </style:style>
    <style:style style:name="P106" style:family="paragraph" style:parent-style-name="Contents_20_2">
      <style:paragraph-properties>
        <style:tab-stops>
          <style:tab-stop style:position="6.7283in" style:type="right" style:leader-style="dotted" style:leader-text="."/>
        </style:tab-stops>
      </style:paragraph-properties>
    </style:style>
    <style:style style:name="P107" style:family="paragraph" style:parent-style-name="Footnote">
      <style:text-properties officeooo:rsid="005b5af7" officeooo:paragraph-rsid="005b5af7"/>
    </style:style>
    <style:style style:name="P108" style:family="paragraph" style:parent-style-name="Footnote">
      <style:text-properties style:font-name="Liberation Sans" officeooo:rsid="00986cb5" officeooo:paragraph-rsid="00986cb5"/>
    </style:style>
    <style:style style:name="P109" style:family="paragraph" style:parent-style-name="Heading_20_1">
      <style:paragraph-properties fo:break-before="page"/>
    </style:style>
    <style:style style:name="P110" style:family="paragraph" style:parent-style-name="Heading_20_2">
      <style:text-properties officeooo:paragraph-rsid="0040e1e2"/>
    </style:style>
    <style:style style:name="P111" style:family="paragraph" style:parent-style-name="Heading_20_2">
      <style:text-properties officeooo:paragraph-rsid="0013f125"/>
    </style:style>
    <style:style style:name="P112" style:family="paragraph" style:parent-style-name="Heading_20_2">
      <style:text-properties officeooo:rsid="004fdcd8" officeooo:paragraph-rsid="004fdcd8"/>
    </style:style>
    <style:style style:name="P113"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5e65d2" officeooo:paragraph-rsid="005e65d2" style:font-size-asian="12pt" style:font-size-complex="12pt"/>
    </style:style>
    <style:style style:name="P114"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8c54d0" officeooo:paragraph-rsid="008c54d0" style:font-size-asian="12pt" style:font-size-complex="12pt"/>
    </style:style>
    <style:style style:name="P115"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9090e9" officeooo:paragraph-rsid="00927c49" style:font-size-asian="12pt" style:font-size-complex="12pt"/>
    </style:style>
    <style:style style:name="P116"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391a48" officeooo:paragraph-rsid="0095351b" style:font-size-asian="12pt" style:font-size-complex="12pt"/>
    </style:style>
    <style:style style:name="P117"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95351b" officeooo:paragraph-rsid="0095351b" style:font-size-asian="12pt" style:font-size-complex="12pt"/>
    </style:style>
    <style:style style:name="P118" style:family="paragraph" style:parent-style-name="Preformatted_20_Text" style:master-page-name="">
      <loext:graphic-properties draw:fill="none" draw:fill-gradient-name="gradient" draw:fill-hatch-name="hatch"/>
      <style:paragraph-properties fo:margin-left="1in" fo:margin-right="0in" fo:margin-top="0.05in" fo:margin-bottom="0.05in" style:contextual-spacing="false" fo:text-indent="-0.5in" style:auto-text-indent="false" style:page-number="auto" fo:background-color="transparent"/>
      <style:text-properties style:font-name="Liberation Sans" fo:font-size="12pt" fo:font-style="italic" officeooo:rsid="009090e9" officeooo:paragraph-rsid="009090e9" style:font-size-asian="12pt" style:font-style-asian="italic" style:font-size-complex="12pt" style:font-style-complex="italic"/>
    </style:style>
    <style:style style:name="P119" style:family="paragraph" style:parent-style-name="Preformatted_20_Text" style:master-page-name="">
      <loext:graphic-properties draw:fill="none" draw:fill-gradient-name="gradient" draw:fill-hatch-name="hatch"/>
      <style:paragraph-properties fo:margin-left="1in" fo:margin-right="0in" fo:margin-top="0.05in" fo:margin-bottom="0.05in" style:contextual-spacing="false" fo:text-indent="-0.5in" style:auto-text-indent="false" style:page-number="auto" fo:background-color="transparent"/>
      <style:text-properties style:font-name="Liberation Sans" fo:font-size="12pt" fo:font-style="italic" officeooo:rsid="009090e9" officeooo:paragraph-rsid="00927c49" style:font-size-asian="12pt" style:font-style-asian="italic" style:font-size-complex="12pt" style:font-style-complex="italic"/>
    </style:style>
    <style:style style:name="P120"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fo:font-style="normal" officeooo:rsid="009090e9" officeooo:paragraph-rsid="00927c49" style:font-size-asian="12pt" style:font-style-asian="normal" style:font-size-complex="12pt" style:font-style-complex="normal"/>
    </style:style>
    <style:style style:name="P121" style:family="paragraph" style:parent-style-name="Text_20_body">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tyle="normal" officeooo:rsid="00391a48" officeooo:paragraph-rsid="007574a5" style:font-style-asian="normal" style:font-style-complex="normal"/>
    </style:style>
    <style:style style:name="P122" style:family="paragraph" style:parent-style-name="Text_20_body" style:list-style-name="L1">
      <loext:graphic-properties draw:fill-gradient-name="gradient" draw:fill-hatch-name="hatch"/>
      <style:paragraph-properties fo:margin-top="0.05in" fo:margin-bottom="0.05in" style:contextual-spacing="false"/>
      <style:text-properties style:font-name="Liberation Sans" officeooo:rsid="006b2c70" officeooo:paragraph-rsid="006b2c70"/>
    </style:style>
    <style:style style:name="P123" style:family="paragraph" style:parent-style-name="Text_20_body" style:list-style-name="L2">
      <loext:graphic-properties draw:fill-gradient-name="gradient" draw:fill-hatch-name="hatch"/>
      <style:paragraph-properties fo:margin-top="0.05in" fo:margin-bottom="0.05in" style:contextual-spacing="false"/>
      <style:text-properties style:font-name="Liberation Sans" officeooo:rsid="006b2c70" officeooo:paragraph-rsid="006b2c70"/>
    </style:style>
    <style:style style:name="P124" style:family="paragraph" style:parent-style-name="Text_20_body" style:list-style-name="L1">
      <loext:graphic-properties draw:fill-gradient-name="gradient" draw:fill-hatch-name="hatch"/>
      <style:paragraph-properties fo:margin-top="0.05in" fo:margin-bottom="0.05in" style:contextual-spacing="false"/>
      <style:text-properties style:font-name="Liberation Sans" officeooo:rsid="007574a5" officeooo:paragraph-rsid="007574a5"/>
    </style:style>
    <style:style style:name="P125" style:family="paragraph" style:parent-style-name="Text_20_body" style:list-style-name="L2">
      <loext:graphic-properties draw:fill-gradient-name="gradient" draw:fill-hatch-name="hatch"/>
      <style:paragraph-properties fo:margin-top="0.05in" fo:margin-bottom="0.05in" style:contextual-spacing="false"/>
      <style:text-properties style:font-name="Liberation Sans" officeooo:rsid="006b8e23" officeooo:paragraph-rsid="006b8e23"/>
    </style:style>
    <style:style style:name="P126" style:family="paragraph" style:parent-style-name="Text_20_body" style:list-style-name="L3">
      <loext:graphic-properties draw:fill-gradient-name="gradient" draw:fill-hatch-name="hatch"/>
      <style:paragraph-properties fo:margin-top="0.05in" fo:margin-bottom="0.05in" style:contextual-spacing="false"/>
      <style:text-properties style:font-name="Liberation Sans" officeooo:rsid="0020971f" officeooo:paragraph-rsid="0020971f"/>
    </style:style>
    <style:style style:name="P127"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20971f" officeooo:paragraph-rsid="0020971f"/>
    </style:style>
    <style:style style:name="P128"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2590af" officeooo:paragraph-rsid="002590af"/>
    </style:style>
    <style:style style:name="P129"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87cff3" officeooo:paragraph-rsid="0087cff3"/>
    </style:style>
    <style:style style:name="P130"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913c1f" officeooo:paragraph-rsid="00913c1f"/>
    </style:style>
    <style:style style:name="P131"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126dc0" officeooo:paragraph-rsid="00984614"/>
    </style:style>
    <style:style style:name="P132"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13f125" officeooo:paragraph-rsid="001aafc4"/>
    </style:style>
    <style:style style:name="P133"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13f125" officeooo:paragraph-rsid="00193b2c"/>
    </style:style>
    <style:style style:name="P134"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202cc1" officeooo:paragraph-rsid="00202cc1"/>
    </style:style>
    <style:style style:name="P135"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99fb42" officeooo:paragraph-rsid="0099fb42"/>
    </style:style>
    <style:style style:name="P136" style:family="paragraph" style:parent-style-name="Title">
      <style:text-properties style:font-name="Liberation Sans"/>
    </style:style>
    <style:style style:name="T1" style:family="text">
      <style:text-properties officeooo:rsid="00126dc0"/>
    </style:style>
    <style:style style:name="T2" style:family="text">
      <style:text-properties fo:font-weight="bold" style:font-weight-asian="bold" style:font-weight-complex="bold"/>
    </style:style>
    <style:style style:name="T3" style:family="text">
      <style:text-properties officeooo:rsid="0013f125"/>
    </style:style>
    <style:style style:name="T4" style:family="text">
      <style:text-properties officeooo:rsid="001557b4"/>
    </style:style>
    <style:style style:name="T5" style:family="text">
      <style:text-properties officeooo:rsid="0016095d"/>
    </style:style>
    <style:style style:name="T6" style:family="text">
      <style:text-properties officeooo:rsid="001717ec"/>
    </style:style>
    <style:style style:name="T7" style:family="text">
      <style:text-properties officeooo:rsid="001811bf"/>
    </style:style>
    <style:style style:name="T8" style:family="text">
      <style:text-properties officeooo:rsid="00193b2c"/>
    </style:style>
    <style:style style:name="T9" style:family="text">
      <style:text-properties officeooo:rsid="001aafc4"/>
    </style:style>
    <style:style style:name="T10" style:family="text">
      <style:text-properties officeooo:rsid="001b7843"/>
    </style:style>
    <style:style style:name="T11" style:family="text">
      <style:text-properties officeooo:rsid="001e8a61"/>
    </style:style>
    <style:style style:name="T12" style:family="text">
      <style:text-properties officeooo:rsid="00202cc1"/>
    </style:style>
    <style:style style:name="T13" style:family="text">
      <style:text-properties officeooo:rsid="0020971f"/>
    </style:style>
    <style:style style:name="T14" style:family="text">
      <style:text-properties officeooo:rsid="0023d5e9"/>
    </style:style>
    <style:style style:name="T15" style:family="text">
      <style:text-properties officeooo:rsid="0025500b"/>
    </style:style>
    <style:style style:name="T16" style:family="text">
      <style:text-properties officeooo:rsid="002590af"/>
    </style:style>
    <style:style style:name="T17" style:family="text">
      <style:text-properties fo:font-style="italic" style:font-style-asian="italic" style:font-style-complex="italic"/>
    </style:style>
    <style:style style:name="T18" style:family="text">
      <style:text-properties fo:font-style="italic" officeooo:rsid="0029865c" style:font-style-asian="italic" style:font-style-complex="italic"/>
    </style:style>
    <style:style style:name="T19" style:family="text">
      <style:text-properties fo:font-style="italic" officeooo:rsid="002d4565" style:font-style-asian="italic" style:font-style-complex="italic"/>
    </style:style>
    <style:style style:name="T20" style:family="text">
      <style:text-properties fo:font-style="italic" officeooo:rsid="002be399" style:font-style-asian="italic" style:font-style-complex="italic"/>
    </style:style>
    <style:style style:name="T21" style:family="text">
      <style:text-properties fo:font-style="italic" officeooo:rsid="002d5c6b" style:font-style-asian="italic" style:font-style-complex="italic"/>
    </style:style>
    <style:style style:name="T22" style:family="text">
      <style:text-properties fo:font-style="italic" officeooo:rsid="002efeac" style:font-style-asian="italic" style:font-style-complex="italic"/>
    </style:style>
    <style:style style:name="T23" style:family="text">
      <style:text-properties fo:font-style="italic" officeooo:rsid="003a4935" style:font-style-asian="italic" style:font-style-complex="italic"/>
    </style:style>
    <style:style style:name="T24" style:family="text">
      <style:text-properties fo:font-style="italic" officeooo:rsid="003c14d7" style:font-style-asian="italic" style:font-style-complex="italic"/>
    </style:style>
    <style:style style:name="T25" style:family="text">
      <style:text-properties fo:font-style="italic" officeooo:rsid="0048baa8" style:font-style-asian="italic" style:font-style-complex="italic"/>
    </style:style>
    <style:style style:name="T26" style:family="text">
      <style:text-properties officeooo:rsid="00273660"/>
    </style:style>
    <style:style style:name="T27" style:family="text">
      <style:text-properties officeooo:rsid="00291cfb"/>
    </style:style>
    <style:style style:name="T28" style:family="text">
      <style:text-properties officeooo:rsid="0029865c"/>
    </style:style>
    <style:style style:name="T29" style:family="text">
      <style:text-properties officeooo:rsid="002a9512"/>
    </style:style>
    <style:style style:name="T30" style:family="text">
      <style:text-properties officeooo:rsid="002be399"/>
    </style:style>
    <style:style style:name="T31" style:family="text">
      <style:text-properties officeooo:rsid="002d4565"/>
    </style:style>
    <style:style style:name="T32" style:family="text">
      <style:text-properties officeooo:rsid="002d5c6b"/>
    </style:style>
    <style:style style:name="T33" style:family="text">
      <style:text-properties officeooo:rsid="002efeac"/>
    </style:style>
    <style:style style:name="T34" style:family="text">
      <style:text-properties officeooo:rsid="002f986a"/>
    </style:style>
    <style:style style:name="T35" style:family="text">
      <style:text-properties officeooo:rsid="003139c7"/>
    </style:style>
    <style:style style:name="T36" style:family="text">
      <style:text-properties officeooo:rsid="0032c585"/>
    </style:style>
    <style:style style:name="T37" style:family="text">
      <style:text-properties officeooo:rsid="0033e744"/>
    </style:style>
    <style:style style:name="T38" style:family="text">
      <style:text-properties officeooo:rsid="0034b45b"/>
    </style:style>
    <style:style style:name="T39" style:family="text">
      <style:text-properties officeooo:rsid="0037cfa7"/>
    </style:style>
    <style:style style:name="T40" style:family="text">
      <style:text-properties officeooo:rsid="00386ae8"/>
    </style:style>
    <style:style style:name="T41" style:family="text">
      <style:text-properties officeooo:rsid="00391a48"/>
    </style:style>
    <style:style style:name="T42" style:family="text">
      <style:text-properties officeooo:rsid="003a4935"/>
    </style:style>
    <style:style style:name="T43" style:family="text">
      <style:text-properties officeooo:rsid="003d61b8"/>
    </style:style>
    <style:style style:name="T44" style:family="text">
      <style:text-properties officeooo:rsid="003ef435"/>
    </style:style>
    <style:style style:name="T45" style:family="text">
      <style:text-properties officeooo:rsid="003fe4de"/>
    </style:style>
    <style:style style:name="T46" style:family="text">
      <style:text-properties officeooo:rsid="0040515e"/>
    </style:style>
    <style:style style:name="T47" style:family="text">
      <style:text-properties officeooo:rsid="0040e1e2"/>
    </style:style>
    <style:style style:name="T48" style:family="text">
      <style:text-properties officeooo:rsid="00442f8f"/>
    </style:style>
    <style:style style:name="T49" style:family="text">
      <style:text-properties officeooo:rsid="0044dad6"/>
    </style:style>
    <style:style style:name="T50" style:family="text">
      <style:text-properties officeooo:rsid="00463076"/>
    </style:style>
    <style:style style:name="T51" style:family="text">
      <style:text-properties officeooo:rsid="0048242e"/>
    </style:style>
    <style:style style:name="T52" style:family="text">
      <style:text-properties officeooo:rsid="004a4ace"/>
    </style:style>
    <style:style style:name="T53" style:family="text">
      <style:text-properties officeooo:rsid="004c3dc4"/>
    </style:style>
    <style:style style:name="T54" style:family="text">
      <style:text-properties fo:font-style="normal" officeooo:rsid="004c3dc4" style:font-style-asian="normal" style:font-style-complex="normal"/>
    </style:style>
    <style:style style:name="T55" style:family="text">
      <style:text-properties fo:font-style="normal" officeooo:rsid="00391a48" style:font-style-asian="normal" style:font-style-complex="normal"/>
    </style:style>
    <style:style style:name="T56" style:family="text">
      <style:text-properties officeooo:rsid="004f409e"/>
    </style:style>
    <style:style style:name="T57" style:family="text">
      <style:text-properties officeooo:rsid="004fdcd8"/>
    </style:style>
    <style:style style:name="T58" style:family="text">
      <style:text-properties officeooo:rsid="0051c560"/>
    </style:style>
    <style:style style:name="T59" style:family="text">
      <style:text-properties officeooo:rsid="0053bfb7"/>
    </style:style>
    <style:style style:name="T60" style:family="text">
      <style:text-properties officeooo:rsid="0054713a"/>
    </style:style>
    <style:style style:name="T61" style:family="text">
      <style:text-properties officeooo:rsid="0055e028"/>
    </style:style>
    <style:style style:name="T62" style:family="text">
      <style:text-properties officeooo:rsid="005799c7"/>
    </style:style>
    <style:style style:name="T63" style:family="text">
      <style:text-properties officeooo:rsid="005b5af7"/>
    </style:style>
    <style:style style:name="T64" style:family="text">
      <style:text-properties officeooo:rsid="005cdb70"/>
    </style:style>
    <style:style style:name="T65" style:family="text">
      <style:text-properties officeooo:rsid="005e65d2"/>
    </style:style>
    <style:style style:name="T66" style:family="text">
      <style:text-properties officeooo:rsid="0061834b"/>
    </style:style>
    <style:style style:name="T67" style:family="text">
      <style:text-properties officeooo:rsid="0062e70e"/>
    </style:style>
    <style:style style:name="T68" style:family="text">
      <style:text-properties officeooo:rsid="0063b444"/>
    </style:style>
    <style:style style:name="T69" style:family="text">
      <style:text-properties officeooo:rsid="0065f631"/>
    </style:style>
    <style:style style:name="T70" style:family="text">
      <style:text-properties officeooo:rsid="0067b9b2"/>
    </style:style>
    <style:style style:name="T71" style:family="text">
      <style:text-properties officeooo:rsid="00685172"/>
    </style:style>
    <style:style style:name="T72" style:family="text">
      <style:text-properties officeooo:rsid="00697578"/>
    </style:style>
    <style:style style:name="T73" style:family="text">
      <style:text-properties officeooo:rsid="006b2c70"/>
    </style:style>
    <style:style style:name="T74" style:family="text">
      <style:text-properties officeooo:rsid="006b8e23"/>
    </style:style>
    <style:style style:name="T75" style:family="text">
      <style:text-properties officeooo:rsid="006d335b"/>
    </style:style>
    <style:style style:name="T76" style:family="text">
      <style:text-properties officeooo:rsid="006f156a"/>
    </style:style>
    <style:style style:name="T77" style:family="text">
      <style:text-properties officeooo:rsid="0073bfb9"/>
    </style:style>
    <style:style style:name="T78" style:family="text">
      <style:text-properties officeooo:rsid="007574a5"/>
    </style:style>
    <style:style style:name="T79" style:family="text">
      <style:text-properties officeooo:rsid="00763405"/>
    </style:style>
    <style:style style:name="T80" style:family="text">
      <style:text-properties officeooo:rsid="00786dec"/>
    </style:style>
    <style:style style:name="T81" style:family="text">
      <style:text-properties officeooo:rsid="007a2828"/>
    </style:style>
    <style:style style:name="T82" style:family="text">
      <style:text-properties officeooo:rsid="007bde04"/>
    </style:style>
    <style:style style:name="T83" style:family="text">
      <style:text-properties officeooo:rsid="007d5ad3"/>
    </style:style>
    <style:style style:name="T84" style:family="text">
      <style:text-properties officeooo:rsid="007eafeb"/>
    </style:style>
    <style:style style:name="T85" style:family="text">
      <style:text-properties officeooo:rsid="007f1514"/>
    </style:style>
    <style:style style:name="T86" style:family="text">
      <style:text-properties officeooo:rsid="008048fc"/>
    </style:style>
    <style:style style:name="T87" style:family="text">
      <style:text-properties officeooo:rsid="008230ba"/>
    </style:style>
    <style:style style:name="T88" style:family="text">
      <style:text-properties officeooo:rsid="008283ef"/>
    </style:style>
    <style:style style:name="T89" style:family="text">
      <style:text-properties officeooo:rsid="0082c3ab"/>
    </style:style>
    <style:style style:name="T90" style:family="text">
      <style:text-properties style:font-name="Courier New"/>
    </style:style>
    <style:style style:name="T91" style:family="text">
      <style:text-properties officeooo:rsid="0083d980"/>
    </style:style>
    <style:style style:name="T92" style:family="text">
      <style:text-properties officeooo:rsid="008979ad"/>
    </style:style>
    <style:style style:name="T93" style:family="text">
      <style:text-properties officeooo:rsid="008b0694"/>
    </style:style>
    <style:style style:name="T94" style:family="text">
      <style:text-properties officeooo:rsid="008daa0b"/>
    </style:style>
    <style:style style:name="T95" style:family="text">
      <style:text-properties officeooo:rsid="008f1517"/>
    </style:style>
    <style:style style:name="T96" style:family="text">
      <style:text-properties officeooo:rsid="009090e9"/>
    </style:style>
    <style:style style:name="T97" style:family="text">
      <style:text-properties officeooo:rsid="0090d7b3"/>
    </style:style>
    <style:style style:name="T98" style:family="text">
      <style:text-properties officeooo:rsid="00913c1f"/>
    </style:style>
    <style:style style:name="T99" style:family="text">
      <style:text-properties officeooo:rsid="00927c49"/>
    </style:style>
    <style:style style:name="T100" style:family="text">
      <style:text-properties style:font-name="Liberation Sans" fo:font-size="12pt" officeooo:rsid="008c54d0" style:font-size-asian="12pt" style:font-size-complex="12pt"/>
    </style:style>
    <style:style style:name="T101" style:family="text">
      <style:text-properties officeooo:rsid="0094ee22"/>
    </style:style>
    <style:style style:name="T102" style:family="text">
      <style:text-properties officeooo:rsid="0095351b"/>
    </style:style>
    <style:style style:name="T103" style:family="text">
      <style:text-properties officeooo:rsid="009535d9"/>
    </style:style>
    <style:style style:name="T104" style:family="text">
      <style:text-properties officeooo:rsid="00969cb5"/>
    </style:style>
    <style:style style:name="T105" style:family="text">
      <style:text-properties officeooo:rsid="0096b033"/>
    </style:style>
    <style:style style:name="T106" style:family="text">
      <style:text-properties officeooo:rsid="00984614"/>
    </style:style>
    <style:style style:name="T107" style:family="text">
      <style:text-properties officeooo:rsid="009973e3"/>
    </style:style>
    <style:style style:name="T108" style:family="text">
      <style:text-properties officeooo:rsid="0099fb42"/>
    </style:style>
    <style:style style:name="T109" style:family="text">
      <style:text-properties officeooo:rsid="009abc07"/>
    </style:style>
    <style:style style:name="Sect1" style:family="section">
      <style:section-properties style:editable="false">
        <style:columns fo:column-count="2" fo:column-gap="0in">
          <style:column style:rel-width="32767*" fo:start-indent="0in" fo:end-indent="0in"/>
          <style:column style:rel-width="32768*" fo:start-indent="0in" fo:end-indent="0in"/>
        </style:columns>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6">Prinbee Query Language (PBQL)</text:p>
      <text:p text:style-name="P36"/>
      <text:p text:style-name="P36">by<text:line-break/>Alexis Wilke</text:p>
      <text:p text:style-name="P37"/>
      <text:p text:style-name="P38">This document presents the query language one can use from the Client CLI. This is really just a front end used to access the database from your console. In most likelihood, you will use Prinbee from your C++ code.</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105"><text:a xlink:type="simple" xlink:href="#__RefHeading___Toc3782_3841664055" text:style-name="Index_20_Link" text:visited-style-name="Index_20_Link">Introduction<text:tab/>2</text:a></text:p>
          <text:p text:style-name="P105"><text:a xlink:type="simple" xlink:href="#__RefHeading___Toc4184_3841664055" text:style-name="Index_20_Link" text:visited-style-name="Index_20_Link">Instructions<text:tab/>2</text:a></text:p>
          <text:p text:style-name="P106"><text:a xlink:type="simple" xlink:href="#__RefHeading___Toc4035_2742366530" text:style-name="Index_20_Link" text:visited-style-name="Index_20_Link">ALTER INDEX<text:tab/>2</text:a></text:p>
          <text:p text:style-name="P106"><text:a xlink:type="simple" xlink:href="#__RefHeading___Toc4037_2742366530" text:style-name="Index_20_Link" text:visited-style-name="Index_20_Link">ALTER TABLE<text:tab/>2</text:a></text:p>
          <text:p text:style-name="P106"><text:a xlink:type="simple" xlink:href="#__RefHeading___Toc4138_2742366530" text:style-name="Index_20_Link" text:visited-style-name="Index_20_Link">BEGIN<text:tab/>4</text:a></text:p>
          <text:p text:style-name="P106"><text:a xlink:type="simple" xlink:href="#__RefHeading___Toc4140_2742366530" text:style-name="Index_20_Link" text:visited-style-name="Index_20_Link">COMMIT<text:tab/>4</text:a></text:p>
          <text:p text:style-name="P106"><text:a xlink:type="simple" xlink:href="#__RefHeading___Toc4142_2742366530" text:style-name="Index_20_Link" text:visited-style-name="Index_20_Link">CONFIG<text:tab/>5</text:a></text:p>
          <text:p text:style-name="P106"><text:a xlink:type="simple" xlink:href="#__RefHeading___Toc4041_2742366530" text:style-name="Index_20_Link" text:visited-style-name="Index_20_Link">CREATE INDEX<text:tab/>5</text:a></text:p>
          <text:p text:style-name="P106"><text:a xlink:type="simple" xlink:href="#__RefHeading___Toc4188_3841664055" text:style-name="Index_20_Link" text:visited-style-name="Index_20_Link">CREATE TABLE<text:tab/>5</text:a></text:p>
          <text:p text:style-name="P106"><text:a xlink:type="simple" xlink:href="#__RefHeading___Toc4190_3841664055" text:style-name="Index_20_Link" text:visited-style-name="Index_20_Link">CREATE TYPE<text:tab/>7</text:a></text:p>
          <text:p text:style-name="P106"><text:a xlink:type="simple" xlink:href="#__RefHeading___Toc4119_2742366530" text:style-name="Index_20_Link" text:visited-style-name="Index_20_Link">DELETE<text:tab/>8</text:a></text:p>
          <text:p text:style-name="P106"><text:a xlink:type="simple" xlink:href="#__RefHeading___Toc4123_2742366530" text:style-name="Index_20_Link" text:visited-style-name="Index_20_Link">DROP INDEX<text:tab/>8</text:a></text:p>
          <text:p text:style-name="P106"><text:a xlink:type="simple" xlink:href="#__RefHeading___Toc4125_2742366530" text:style-name="Index_20_Link" text:visited-style-name="Index_20_Link">DROP TABLE<text:tab/>8</text:a></text:p>
          <text:p text:style-name="P106"><text:a xlink:type="simple" xlink:href="#__RefHeading___Toc4127_2742366530" text:style-name="Index_20_Link" text:visited-style-name="Index_20_Link">DROP TYPE<text:tab/>8</text:a></text:p>
          <text:p text:style-name="P106"><text:a xlink:type="simple" xlink:href="#__RefHeading___Toc4043_2742366530" text:style-name="Index_20_Link" text:visited-style-name="Index_20_Link">INSERT<text:tab/>9</text:a></text:p>
          <text:p text:style-name="P106"><text:a xlink:type="simple" xlink:href="#__RefHeading___Toc4144_2742366530" text:style-name="Index_20_Link" text:visited-style-name="Index_20_Link">LOCK<text:tab/>9</text:a></text:p>
          <text:p text:style-name="P106"><text:a xlink:type="simple" xlink:href="#__RefHeading___Toc4146_2742366530" text:style-name="Index_20_Link" text:visited-style-name="Index_20_Link">ROLLBACK<text:tab/>9</text:a></text:p>
          <text:p text:style-name="P106"><text:a xlink:type="simple" xlink:href="#__RefHeading___Toc4045_2742366530" text:style-name="Index_20_Link" text:visited-style-name="Index_20_Link">SELECT<text:tab/>9</text:a></text:p>
          <text:p text:style-name="P106"><text:a xlink:type="simple" xlink:href="#__RefHeading___Toc4047_2742366530" text:style-name="Index_20_Link" text:visited-style-name="Index_20_Link">SET<text:tab/>10</text:a></text:p>
          <text:p text:style-name="P106"><text:a xlink:type="simple" xlink:href="#__RefHeading___Toc4049_2742366530" text:style-name="Index_20_Link" text:visited-style-name="Index_20_Link">UPDATE<text:tab/>10</text:a></text:p>
        </text:index-body>
      </text:table-of-content>
      <text:p text:style-name="P38"/>
      <text:p text:style-name="P38"/>
      <text:p text:style-name="P38"/>
      <text:h text:style-name="P109" text:outline-level="1"><text:bookmark-start text:name="__RefHeading___Toc3782_3841664055"/>Introduction<text:bookmark-end text:name="__RefHeading___Toc3782_3841664055"/></text:h>
      <text:p text:style-name="P38">The PBQL language is based on SQL to make it easier to learn and use. <text:span text:style-name="T50">However, m</text:span>any <text:span text:style-name="T50">commands</text:span> have extended options very specific to the Prinbee environment.</text:p>
      <text:h text:style-name="Heading_20_1" text:outline-level="1"><text:bookmark-start text:name="__RefHeading___Toc4184_3841664055"/>Instructions<text:bookmark-end text:name="__RefHeading___Toc4184_3841664055"/></text:h>
      <text:h text:style-name="P110" text:outline-level="2"><text:bookmark-start text:name="__RefHeading___Toc4035_2742366530"/><text:span text:style-name="T3">ALTER</text:span> <text:span text:style-name="T50">INDEX</text:span><text:bookmark-end text:name="__RefHeading___Toc4035_2742366530"/></text:h>
      <text:p text:style-name="P71">SYNOPSIS</text:p>
      <text:p text:style-name="P54">BEGIN <text:span text:style-name="T70">[WORK | TRANSACTION]</text:span>;<text:line-break/><text:span text:style-name="T3">ALTER </text:span><text:span text:style-name="T47">INDEX</text:span><text:span text:style-name="T3"> </text:span><text:span text:style-name="T8">[IF EXISTS] </text:span><text:span text:style-name="T3">&lt;</text:span><text:span text:style-name="T47">index</text:span><text:span text:style-name="T3">-name&gt; &lt;</text:span><text:span text:style-name="T9">action&gt;;<text:line-break/></text:span><text:span text:style-name="T13">{ </text:span>COMMIT <text:span text:style-name="T13">| ROLLBACK } </text:span><text:span text:style-name="T71">[WORK | TRANSACTION]</text:span>;</text:p>
      <text:p text:style-name="P86">where &lt;action&gt; is one of:</text:p>
      <text:p text:style-name="P79">-- index</text:p>
      <text:p text:style-name="P86">… <text:span text:style-name="T83">RENAME </text:span><text:span text:style-name="T84">[</text:span><text:span text:style-name="T83">TO </text:span><text:span text:style-name="T84">| AS]</text:span><text:span text:style-name="T83"> &lt;new-index-name&gt;;</text:span></text:p>
      <text:p text:style-name="P61"><text:span text:style-name="T5">-- </text:span><text:span text:style-name="T47">index</text:span><text:span text:style-name="T8"> flags</text:span></text:p>
      <text:p text:style-name="P51">… SET <text:span text:style-name="T9">[NOT] </text:span>SECURE;<text:line-break/>… SET TEMPORARY <text:span text:style-name="T8">| TEMP </text:span><text:span text:style-name="T10">| PERMANENT</text:span>;<text:note text:id="ftn1" text:note-class="footnote"><text:note-citation>1</text:note-citation><text:note-body><text:p text:style-name="P1">At this time, I’m thinking that a temporary table doesn’t make much sense in this realm. I think I thought of that with the idea that we could use a local table for this or that and make it temporary so once that tool exits the table gets cleaned up. It probably won’t get implemented unless I really find such a need again.</text:p></text:note-body></text:note><text:line-break/>… SET <text:span text:style-name="T9">[NOT] </text:span>SPARSE;</text:p>
      <text:p text:style-name="P58">-- <text:span text:style-name="T47">index</text:span><text:span text:style-name="T8"> features</text:span></text:p>
      <text:p text:style-name="P51">... SET MODEL <text:span text:style-name="T4">[=] </text:span>&lt;model&gt;;<text:line-break/>... SET <text:span text:style-name="T8">COMMENT</text:span> <text:span text:style-name="T4">[=] </text:span>&lt;<text:span text:style-name="T8">description</text:span>&gt;;</text:p>
      <text:p text:style-name="P58">-- <text:span text:style-name="T8">schema (columns)</text:span></text:p>
      <text:p text:style-name="P54">... <text:span text:style-name="T8">ADD</text:span> [COLUMN] &lt;name&gt;;<text:line-break/>... <text:span text:style-name="T8">DROP</text:span> [COLUMN] &lt;name&gt; <text:span text:style-name="T53">| &lt;position&gt;</text:span>;<text:line-break/><text:span text:style-name="T9">... </text:span><text:span text:style-name="T53">ADD</text:span><text:span text:style-name="T9"> [</text:span><text:span text:style-name="T53">EXPRESSION</text:span><text:span text:style-name="T9">] </text:span><text:span text:style-name="T53">( </text:span><text:span text:style-name="T9">&lt;</text:span><text:span text:style-name="T53">expression</text:span><text:span text:style-name="T9">&gt; </text:span><text:span text:style-name="T53">)</text:span><text:span text:style-name="T9">;<text:line-break/></text:span>... <text:span text:style-name="T8">DROP</text:span> [<text:span text:style-name="T53">EXPRESSION</text:span>] <text:span text:style-name="T53">&lt;position&gt;</text:span>;</text:p>
      <text:p text:style-name="P43"/>
      <text:p text:style-name="P43">where &lt;<text:span text:style-name="T53">position</text:span>&gt; is <text:span text:style-name="T53">a number representing </text:span><text:span text:style-name="T11">the </text:span><text:span text:style-name="T54">position of the column or expression to remove from the index.</text:span></text:p>
      <text:p text:style-name="P44">The <text:span text:style-name="T8">ALTER</text:span> <text:span text:style-name="T53">INDEX</text:span> instruction<text:span text:style-name="T8">s</text:span> <text:span text:style-name="T8">are</text:span> used to <text:span text:style-name="T8">update </text:span>a<text:span text:style-name="T8">n existing </text:span><text:span text:style-name="T53">index</text:span>.</text:p>
      <text:h text:style-name="P110" text:outline-level="2"><text:bookmark-start text:name="__RefHeading___Toc4037_2742366530"/><text:soft-page-break/><text:span text:style-name="T3">ALTER</text:span> TABLE<text:bookmark-end text:name="__RefHeading___Toc4037_2742366530"/></text:h>
      <text:p text:style-name="P72">SYNOPSIS</text:p>
      <text:p text:style-name="P55">BEGIN <text:span text:style-name="T70">[WORK | TRANSACTION]</text:span>;<text:line-break/><text:span text:style-name="T3">ALTER TABLE </text:span><text:span text:style-name="T8">[IF EXISTS] </text:span><text:span text:style-name="T3">&lt;table-name&gt; &lt;</text:span><text:span text:style-name="T9">action&gt;;<text:line-break/></text:span><text:span text:style-name="T13">{ </text:span>COMMIT <text:span text:style-name="T13">| ROLLBACK }</text:span> <text:span text:style-name="T70">[WORK | TRANSACTION]</text:span>;</text:p>
      <text:p text:style-name="P87">where &lt;action&gt; is one of:</text:p>
      <text:p text:style-name="P78">-- <text:span text:style-name="T82">table</text:span></text:p>
      <text:p text:style-name="P87">… <text:span text:style-name="T82">RENAME </text:span><text:span text:style-name="T84">[</text:span><text:span text:style-name="T82">TO </text:span><text:span text:style-name="T84">| AS]</text:span><text:span text:style-name="T82"> &lt;new-table-name&gt;;</text:span></text:p>
      <text:p text:style-name="P60"><text:span text:style-name="T5">-- </text:span><text:span text:style-name="T8">table flags</text:span></text:p>
      <text:p text:style-name="P132">… SET <text:span text:style-name="T9">[NOT] </text:span>SECURE;<text:line-break/>… SET <text:span text:style-name="T107">{</text:span>TEMPORARY <text:span text:style-name="T8">| TEMP </text:span><text:span text:style-name="T10">| PERMANENT</text:span><text:span text:style-name="T107">}</text:span>;<text:note text:id="ftn2" text:note-class="footnote"><text:note-citation>2</text:note-citation><text:note-body><text:p text:style-name="P1">At this time, I’m thinking that a temporary table doesn’t make much sense in this realm. I think I thought of that with the idea that we could use a local table for this or that and make it temporary so once that tool exits the table gets cleaned up. It probably won’t get implemented unless I really find such a need again.</text:p></text:note-body></text:note><text:line-break/>… <text:span text:style-name="T107">SET {LOGGED | UNLOGGED};</text:span></text:p>
      <text:p text:style-name="P57">-- <text:span text:style-name="T8">table features</text:span></text:p>
      <text:p text:style-name="P133">... SET REPLICATION <text:span text:style-name="T4">[=] </text:span>&lt;integer&gt;;<text:line-break/>... SET MODEL <text:span text:style-name="T4">[=] </text:span>&lt;model&gt;;<text:line-break/>... SET <text:span text:style-name="T8">COMMENT</text:span> <text:span text:style-name="T4">[=] </text:span>&lt;<text:span text:style-name="T8">description</text:span>&gt;;<text:line-break/>… <text:span text:style-name="T108">SET</text:span> <text:span text:style-name="T11">VERSION ROWS [=] &lt;integer&gt; . &lt;</text:span><text:span text:style-name="T13">integer&gt;;<text:line-break/>… </text:span><text:span text:style-name="T109">DROP VERSION ROWS;</text:span><text:span text:style-name="T13"><text:line-break/>… </text:span><text:span text:style-name="T108">SET </text:span><text:span text:style-name="T98">TRANSLATABLE [=] {TRUE | FALSE};</text:span><text:span text:style-name="T13"><text:line-break/>... </text:span><text:span text:style-name="T108">SET </text:span><text:span text:style-name="T14">BLOOMFILTER [=] &lt;TBD&gt;;<text:line-break/>… </text:span><text:span text:style-name="T108">SET</text:span><text:span text:style-name="T14"> BLOB </text:span><text:span text:style-name="T15">LIMIT [=] &lt;integer&gt;;<text:line-break/>… </text:span><text:span text:style-name="T108">SET</text:span><text:span text:style-name="T15"> BLOB COMPRESSOR [=] &lt;command&gt;;<text:line-break/>… </text:span><text:span text:style-name="T108">SET </text:span><text:span text:style-name="T15">INLINE LIMIT [=] &lt;integer&gt;;<text:line-break/>… </text:span><text:span text:style-name="T108">SET</text:span><text:span text:style-name="T15"> EXTERNAL FILE COMPRESSOR [=] &lt;command&gt; </text:span><text:span text:style-name="T26">FILTER </text:span><text:span text:style-name="T27">[OUT]</text:span><text:span text:style-name="T26"> &lt;pattern1&gt; </text:span><text:span text:style-name="T27">[AND] </text:span><text:span text:style-name="T26">&lt;pattern2&gt; </text:span><text:span text:style-name="T27">[AND] </text:span><text:span text:style-name="T26">… </text:span><text:span text:style-name="T27">[AND] </text:span><text:span text:style-name="T26">&lt;patternN&gt;</text:span></text:p>
      <text:p text:style-name="P57">-- <text:span text:style-name="T8">schema (columns)</text:span></text:p>
      <text:p text:style-name="P53">... <text:span text:style-name="T8">ADD</text:span> [COLUMN] &lt;name&gt; &lt;<text:span text:style-name="T8">column-definition&gt;</text:span>;<text:line-break/>... <text:span text:style-name="T8">DROP</text:span> [COLUMN] &lt;name&gt;;<text:line-break/><text:span text:style-name="T9">... ALTER [COLUMN] &lt;name&gt; &lt;column-definition&gt; </text:span><text:span text:style-name="T53">[USING &lt;expression&gt;]</text:span><text:span text:style-name="T9">;</text:span></text:p>
      <text:p text:style-name="P40"/>
      <text:p text:style-name="P46">where &lt;column-definition&gt; is <text:span text:style-name="T11">the same as the &lt;column-definition&gt; in the CREATE TABLE instruction.</text:span></text:p>
      <text:p text:style-name="P46"><text:span text:style-name="T53">The </text:span><text:span text:style-name="T41">USING &lt;expression&gt; </text:span><text:span text:style-name="T53">is here</text:span><text:span text:style-name="T55"> to convert </text:span><text:span text:style-name="T54">a </text:span><text:span text:style-name="T55">previous version to this </text:span><text:span text:style-name="T54">new </text:span><text:span text:style-name="T55">version.</text:span></text:p>
      <text:p text:style-name="P42"><text:soft-page-break/>The <text:span text:style-name="T8">ALTER</text:span> TABLE instruction<text:span text:style-name="T8">s</text:span> <text:span text:style-name="T8">are</text:span> used to <text:span text:style-name="T8">update </text:span>a<text:span text:style-name="T8">n existing </text:span>table <text:span text:style-name="T8">schema</text:span>.</text:p>
      <text:p text:style-name="P42"><text:span text:style-name="T11">It must be used between a BEGIN ALTER TABLE; statement and a COMMIT ALTER TABLE; statement. If you change your mind or on an error you may instead use ROLLBACK ALTER TABLE; statement to preven</text:span><text:span text:style-name="T12">t</text:span><text:span text:style-name="T11"> the change</text:span><text:span text:style-name="T12">s</text:span><text:span text:style-name="T11"> from taking place. </text:span><text:span text:style-name="T8">You must use the BEGIN + COMMIT concept because all alterations must occur at once. This is the </text:span><text:span text:style-name="T11">best</text:span><text:span text:style-name="T8"> way to updated </text:span><text:span text:style-name="T11">everything </text:span><text:span text:style-name="T8">in one swoop. This allows us to avoid hundred of versions of the table schema when just 2 or 3 would have been sufficient.</text:span></text:p>
      <text:p text:style-name="P134"><text:span text:style-name="T2">IMPORTANT NOTE:</text:span> The ALTER transaction is only an artifact of the CLI. It has zero effect on the database itself. The CLI gathers all the commands and transforms the .ini file accordingly. On a ROLLBACK, it ignores the .ini file. On a COMMIT it sends it to the database which updates the schema accordingly. In C++, you do the same: get the table schema; update it in memory locally; send <text:span text:style-name="T51">all </text:span>the changes at once.</text:p>
      <text:p text:style-name="P135">Changing the version </text:p>
      <text:h text:style-name="Heading_20_2" text:outline-level="2">ALTER TYPE</text:h>
      <text:p text:style-name="P99">The ALTER TYPE is used to update a user defined type. It would be complicated to support a DROP + CREATE when other parts of the system still make use of a type (i.e. the DROP will fail if any TABLE or TYPE still uses the TYPE being dropped).</text:p>
      <text:p text:style-name="P77">SYNOPSIS</text:p>
      <text:p text:style-name="P56">BEGIN <text:span text:style-name="T70">[WORK | TRANSACTION]</text:span>;<text:line-break/><text:span text:style-name="T3">ALTER </text:span><text:span text:style-name="T78">TYPE</text:span><text:span text:style-name="T3"> </text:span><text:span text:style-name="T8">[IF EXISTS] </text:span><text:span text:style-name="T3">&lt;t</text:span><text:span text:style-name="T85">yp</text:span><text:span text:style-name="T3">e-name&gt; &lt;</text:span><text:span text:style-name="T9">action&gt;;<text:line-break/></text:span><text:span text:style-name="T13">{ </text:span>COMMIT <text:span text:style-name="T13">| ROLLBACK }</text:span> <text:span text:style-name="T70">[WORK | TRANSACTION]</text:span>;</text:p>
      <text:p text:style-name="P88">where &lt;action&gt; is one of:</text:p>
      <text:p text:style-name="P80">-- type</text:p>
      <text:p text:style-name="P102">… RENAME [TO | AS] &lt;new-type-name&gt;;</text:p>
      <text:p text:style-name="P59">-- <text:span text:style-name="T78">type</text:span><text:span text:style-name="T8"> features</text:span></text:p>
      <text:p text:style-name="P52">... SET <text:span text:style-name="T8">COMMENT</text:span> <text:span text:style-name="T4">[=] </text:span>&lt;<text:span text:style-name="T8">description</text:span>&gt;;</text:p>
      <text:p text:style-name="P59">-- <text:span text:style-name="T78">type</text:span><text:span text:style-name="T8"> (columns)</text:span></text:p>
      <text:p text:style-name="P56">... <text:span text:style-name="T8">ADD</text:span> [COLUMN] &lt;name&gt; &lt;<text:span text:style-name="T8">column-definition&gt;</text:span>;<text:line-break/>... <text:span text:style-name="T8">DROP</text:span> [COLUMN] &lt;name&gt;;<text:line-break/><text:span text:style-name="T9">... ALTER [COLUMN] &lt;name&gt; &lt;column-definition&gt; </text:span><text:span text:style-name="T53">[USING &lt;expression&gt;]</text:span><text:span text:style-name="T9">;</text:span></text:p>
      <text:p text:style-name="P49"/>
      <text:p text:style-name="P49">where &lt;column-definition&gt; is <text:span text:style-name="T11">the same as the &lt;column-definition&gt; in the CREATE TABLE instruction.</text:span></text:p>
      <text:p text:style-name="P49"><text:span text:style-name="T53">The </text:span><text:span text:style-name="T41">USING &lt;expression&gt; </text:span><text:span text:style-name="T53">is here</text:span><text:span text:style-name="T55"> to convert </text:span><text:span text:style-name="T54">a </text:span><text:span text:style-name="T55">previous version to this </text:span><text:span text:style-name="T54">new </text:span><text:span text:style-name="T55">version.</text:span></text:p>
      <text:p text:style-name="P121"><text:soft-page-break/></text:p>
      <text:h text:style-name="Heading_20_2" text:outline-level="2"><text:bookmark-start text:name="__RefHeading___Toc4138_2742366530"/>BEGIN<text:bookmark-end text:name="__RefHeading___Toc4138_2742366530"/></text:h>
      <text:p text:style-name="P96">The BEGIN command is used to start a transaction. Some commands are only available within a transaction: ALTER INDEX, ALTER TABLE, ALTER TYPE, LOCK.</text:p>
      <text:p text:style-name="P76">SYNOPSIS</text:p>
      <text:p text:style-name="P48"><text:span text:style-name="T72">BEGIN</text:span><text:span text:style-name="T62"> [</text:span><text:span text:style-name="T72">WORK | TRANSACTION</text:span><text:span text:style-name="T62">];</text:span></text:p>
      <text:p text:style-name="P98">With PBQL, this means collecting all the commands and then send one packet to the server with all the commands transformed as required. This is why there are currently quite a few limits.</text:p>
      <text:p text:style-name="P98">One set of transactions are commands related to the schema:</text:p>
      <text:list xml:id="list1065512151" text:style-name="L1">
        <text:list-item>
          <text:p text:style-name="P122">ALTER INDEX</text:p>
        </text:list-item>
        <text:list-item>
          <text:p text:style-name="P122">ALTER TABLE</text:p>
        </text:list-item>
        <text:list-item>
          <text:p text:style-name="P124">ALTER TYPE</text:p>
        </text:list-item>
        <text:list-item>
          <text:p text:style-name="P122">CREATE INDEX</text:p>
        </text:list-item>
        <text:list-item>
          <text:p text:style-name="P122">CREATE TABLE</text:p>
        </text:list-item>
        <text:list-item>
          <text:p text:style-name="P122">CREATE TYPE</text:p>
        </text:list-item>
        <text:list-item>
          <text:p text:style-name="P122">DROP INDEX</text:p>
        </text:list-item>
        <text:list-item>
          <text:p text:style-name="P122">DROP TABLE</text:p>
        </text:list-item>
        <text:list-item>
          <text:p text:style-name="P122">DROP TYPE</text:p>
        </text:list-item>
      </text:list>
      <text:p text:style-name="P98">Another set of transactions are commands related to managing data:</text:p>
      <text:list xml:id="list2607479097" text:style-name="L2">
        <text:list-item>
          <text:p text:style-name="P123">DELETE</text:p>
        </text:list-item>
        <text:list-item>
          <text:p text:style-name="P123">INSERT</text:p>
        </text:list-item>
        <text:list-item>
          <text:p text:style-name="P125">LOCK</text:p>
        </text:list-item>
        <text:list-item>
          <text:p text:style-name="P123">SELECT</text:p>
        </text:list-item>
        <text:list-item>
          <text:p text:style-name="P123">SET</text:p>
        </text:list-item>
        <text:list-item>
          <text:p text:style-name="P123">UPDATE</text:p>
        </text:list-item>
      </text:list>
      <text:p text:style-name="P98"/>
      <text:h text:style-name="Heading_20_2" text:outline-level="2"><text:bookmark-start text:name="__RefHeading___Toc4140_2742366530"/>COMMIT<text:bookmark-end text:name="__RefHeading___Toc4140_2742366530"/></text:h>
      <text:p text:style-name="P97">Commit a transaction.</text:p>
      <text:p text:style-name="P76"><text:soft-page-break/>SYNOPSIS</text:p>
      <text:p text:style-name="P48"><text:span text:style-name="T72">COMMIT</text:span><text:span text:style-name="T62"> [</text:span><text:span text:style-name="T72">WORK | TRANSACTION</text:span><text:span text:style-name="T62">] </text:span><text:span text:style-name="T79">[IF &lt;expression&gt; [OTHERWISE ROLLBACK]]</text:span><text:span text:style-name="T62">;</text:span></text:p>
      <text:p text:style-name="P48"/>
      <text:p text:style-name="P100">Where the &lt;expression&gt; is similar to the &lt;expression&gt; of a WHERE clause in a SELECT command.</text:p>
      <text:p text:style-name="P97">When <text:span text:style-name="T73">a transaction is considered successful, use the COMMIT command to process it. </text:span><text:span text:style-name="T78">It will be processed in an atomic way (only one set of functions are executed).</text:span></text:p>
      <text:p text:style-name="P101">To make sure that you do not overwrite data, you can use the IF extension. That will be checked just before processing all the commands within the BEGIN / COMMIT block. Note that in most cases this is not useful because we use a date to INSERT, SET, and UPDATE data and that way you can always find the latest value. When &lt;expression&gt; is false, the COMMIT is transformed in a ROLLBACK.</text:p>
      <text:h text:style-name="Heading_20_2" text:outline-level="2"><text:bookmark-start text:name="__RefHeading___Toc4142_2742366530"/>CONFIG<text:bookmark-end text:name="__RefHeading___Toc4142_2742366530"/></text:h>
      <text:p text:style-name="P75">SYNOPSIS</text:p>
      <text:p text:style-name="P47"><text:span text:style-name="T62">CONFIG [&lt;name</text:span>&gt;<text:span text:style-name="T62">];</text:span></text:p>
      <text:p text:style-name="P92">The CONFIG command displays the configuration information of that instance.</text:p>
      <text:p text:style-name="P92">You cannot currently change the base configuration from the CLI, although we may add the necessary later to tweak values in the fluid-settings.</text:p>
      <text:p text:style-name="P93"><text:span text:style-name="T2">Note:</text:span> to change the configuration of a table or an index, use the ALTER TABLE or ALTER INDEX commands. These are not considered part of the system CONFIG.</text:p>
      <text:h text:style-name="Heading_20_2" text:outline-level="2"><text:bookmark-start text:name="__RefHeading___Toc4041_2742366530"/>CREATE INDEX<text:bookmark-end text:name="__RefHeading___Toc4041_2742366530"/></text:h>
      <text:p text:style-name="P73">SYNOPSIS</text:p>
      <text:p text:style-name="P45">CREATE <text:span text:style-name="T92">[DISTRIBUTED] </text:span><text:span text:style-name="T43">[UNIQUE]</text:span><text:span text:style-name="T48"> </text:span><text:span text:style-name="T43">INDEX</text:span> <text:span text:style-name="T6">[IF NOT EXIST</text:span><text:span text:style-name="T12">S</text:span><text:span text:style-name="T6">]</text:span> &lt;<text:span text:style-name="T43">index-</text:span>name&gt;<text:line-break/> <text:s text:c="3"/><text:span text:style-name="T52">[</text:span><text:span text:style-name="T47">USING &lt;index-type&gt;</text:span><text:span text:style-name="T52">]</text:span><text:line-break/> <text:s text:c="3"/><text:span text:style-name="T44">( { </text:span>&lt;column name&gt;, … <text:span text:style-name="T44">| ( &lt;expression&gt; ) } </text:span><text:span text:style-name="T89">[ASC | DESC] </text:span><text:span text:style-name="T44">[NULLS { FIRST | LAST }] )<text:line-break/> <text:s text:c="3"/></text:span><text:span text:style-name="T45">[NULLS [NOT] DISTINCT </text:span><text:span text:style-name="T49">| </text:span><text:span text:style-name="T48">WITHOUT NULLS]</text:span><text:span text:style-name="T45"><text:line-break/></text:span> <text:s text:c="3"/><text:span text:style-name="T44">[</text:span><text:span text:style-name="T43">WHERE &lt;expression&gt;</text:span><text:span text:style-name="T44">]</text:span><text:span text:style-name="T43"><text:line-break/> <text:s text:c="3"/></text:span><text:span text:style-name="T44">[WITH </text:span><text:span text:style-name="T46">( </text:span><text:span text:style-name="T44">&lt;index-feature</text:span><text:span text:style-name="T46">1</text:span><text:span text:style-name="T44">&gt;, &lt;</text:span><text:span text:style-name="T46">index-feature2&gt;, …, &lt;index-featureN&gt;</text:span><text:span text:style-name="T44"> </text:span><text:span text:style-name="T46">)</text:span><text:span text:style-name="T44">]</text:span><text:span text:style-name="T43">;</text:span></text:p>
      <text:p text:style-name="P85">where the &lt;index-features&gt; is one or more items separated by commas:<text:line-break/> <text:s text:c="3"/>COMMENT <text:span text:style-name="T45">[=] </text:span>&lt;description&gt;</text:p>
      <text:p text:style-name="P104">At the moment, the only <text:span text:style-name="T90">&lt;index-type&gt;</text:span> is B-tree. We may offer other types later (i.e. sequential index where the OID represents the location of the data in the file).</text:p>
      <text:h text:style-name="P111" text:outline-level="2"><text:bookmark-start text:name="__RefHeading___Toc4188_3841664055"/><text:soft-page-break/>CREATE TABLE<text:bookmark-end text:name="__RefHeading___Toc4188_3841664055"/></text:h>
      <text:p text:style-name="P74">SYNOPSIS</text:p>
      <text:p text:style-name="P41">CREATE <text:span text:style-name="T3">[SECURE]</text:span> <text:span text:style-name="T3">[TEMPORARY </text:span><text:span text:style-name="T7">| TEMP</text:span><text:span text:style-name="T3">] </text:span><text:span text:style-name="T15">[LOGGED | UNLOGGED]</text:span><text:span text:style-name="T97"> </text:span>TABLE <text:span text:style-name="T6">[IF NOT EXIST</text:span><text:span text:style-name="T12">S</text:span><text:span text:style-name="T6">]</text:span> &lt;table-name&gt;<text:span text:style-name="T3"> </text:span>(<text:line-break/> <text:s text:c="3"/>&lt;column name&gt; &lt;<text:span text:style-name="T87">type&gt; </text:span><text:span text:style-name="T88">[</text:span>&lt;column-definition&gt;<text:span text:style-name="T88">]</text:span>,<text:line-break/> <text:s text:c="3"/>…,<text:line-break/> <text:s text:c="3"/><text:span text:style-name="T52">[</text:span><text:span text:style-name="T37">PRIMARY KEY ( &lt;column1&gt;, &lt;column2&gt;, …, &lt;columnN&gt; )</text:span><text:span text:style-name="T52">]</text:span><text:line-break/>) <text:span text:style-name="T46">[</text:span>WITH <text:span text:style-name="T46">( </text:span>&lt;table-feature<text:span text:style-name="T46">1</text:span>&gt;, &lt;<text:span text:style-name="T46">table-feature2&gt;, </text:span>…, &lt;<text:span text:style-name="T46">table-featureN&gt; )]</text:span>;</text:p>
      <text:p text:style-name="P131">where &lt;column-definition&gt; is <text:span text:style-name="T3">one or more of space separated </text:span><text:span text:style-name="T11">items</text:span>:<text:line-break/> <text:s text:c="3"/>DEFAULT &lt;expression&gt;<text:line-break/> <text:s text:c="3"/><text:span text:style-name="T39">[</text:span>NOT<text:span text:style-name="T36">]</text:span> NULL<text:line-break/> <text:s text:c="3"/><text:span text:style-name="T34">VISIBLE | HIDDEN<text:line-break/> <text:s text:c="3"/>OVERWRITTEN | VERSIONED </text:span><text:span text:style-name="T106">[</text:span><text:span text:style-name="T105">AND TRANSLATABLE</text:span><text:span text:style-name="T106">] </text:span><text:span text:style-name="T105">| TRANSLATABLE</text:span><text:span text:style-name="T34"><text:line-break/> <text:s text:c="3"/></text:span><text:span text:style-name="T38">CHECK (&lt;expression&gt;)<text:line-break/> <text:s text:c="3"/></text:span><text:span text:style-name="T39">CHECK MAXIMUM SIZE &lt;integer&gt;</text:span><text:span text:style-name="T34"><text:line-break/> <text:s text:c="3"/></text:span><text:span text:style-name="T35">PRIMARY KEY<text:line-break/> <text:s text:c="3"/></text:span><text:span text:style-name="T49">UNIQUE </text:span><text:span text:style-name="T45">[NULLS [NOT] DISTINCT </text:span><text:span text:style-name="T49">| </text:span><text:span text:style-name="T48">WITHOUT NULLS</text:span><text:span text:style-name="T45">]</text:span><text:span text:style-name="T35"><text:line-break/> <text:s text:c="3"/></text:span><text:span text:style-name="T39">COMMENT &lt;description&gt;</text:span></text:p>
      <text:p text:style-name="P83">where &lt;type&gt; is one of:<text:line-break/> <text:s text:c="3"/>BOOLEAN <text:span text:style-name="T17">(bool—this one can at times be compressed to 1 bit)</text:span><text:line-break/> <text:s text:c="3"/>INT1 <text:span text:style-name="T17">(int8_t)</text:span><text:line-break/> <text:s text:c="3"/>SMALLINT | INT2 <text:span text:style-name="T17">(int16_t)</text:span><text:line-break/> <text:s text:c="3"/>INTEGER | INT | INT4 <text:span text:style-name="T17">(int32_t)</text:span><text:line-break/> <text:s text:c="3"/>BIGINT | INT8 <text:span text:style-name="T17">(int64_t)</text:span><text:line-break/> <text:s text:c="3"/>INT16 <text:span text:style-name="T17">(int128_t)</text:span><text:line-break/> <text:s text:c="3"/><text:span text:style-name="T28">INT32 </text:span><text:span text:style-name="T18">(int256_t)</text:span><text:span text:style-name="T28"><text:line-break/> <text:s text:c="3"/>INT64 </text:span><text:span text:style-name="T18">(int512_t)</text:span><text:line-break/> <text:s text:c="3"/>UNSIGNED INT1 <text:span text:style-name="T17">(uint8_t)</text:span><text:line-break/> <text:s text:c="3"/>UNSIGNED INT2 <text:span text:style-name="T17">(uint16_t)</text:span><text:line-break/> <text:s text:c="3"/>UNSIGNED INTEGER <text:span text:style-name="T38">| UNSIGNED INT </text:span>| UNSIGNED INT4 <text:span text:style-name="T17">(uint32_t)</text:span><text:line-break/> <text:s text:c="3"/>UNSIGNED BIGINT | UNSIGNED INT8 <text:span text:style-name="T17">(uint1</text:span><text:span text:style-name="T25">=</text:span><text:span text:style-name="T17">6</text:span><text:span text:style-name="T25">4</text:span><text:span text:style-name="T17">_t)</text:span><text:line-break/> <text:s text:c="3"/>UNSIGNED INT16 <text:span text:style-name="T17">(</text:span><text:span text:style-name="T18">u</text:span><text:span text:style-name="T17">int128_t)</text:span><text:line-break/> <text:s text:c="3"/>UNSIGNE<text:span text:style-name="T29">D </text:span><text:span text:style-name="T28">INT32 </text:span><text:span text:style-name="T18">(uint256_t)</text:span><text:span text:style-name="T28"><text:line-break/> <text:s text:c="3"/></text:span>UNSIGNED <text:span text:style-name="T28">INT64 </text:span><text:span text:style-name="T18">(uint512_t)</text:span><text:span text:style-name="T28"><text:line-break/> <text:s text:c="3"/></text:span><text:span text:style-name="T38">F</text:span><text:span text:style-name="T31">L</text:span><text:span text:style-name="T38">OAT</text:span><text:span text:style-name="T31">2 </text:span><text:span text:style-name="T19">(float16)</text:span><text:span text:style-name="T28"><text:line-break/> <text:s text:c="3"/></text:span><text:span text:style-name="T30">REAL </text:span><text:span text:style-name="T38">| FLOAT</text:span><text:span text:style-name="T30">4 </text:span><text:span text:style-name="T20">(float, </text:span><text:span text:style-name="T19">32 bits</text:span><text:span text:style-name="T20">)</text:span><text:line-break/> <text:s text:c="3"/><text:span text:style-name="T38">DOUBLE PRECISION | FLOAT</text:span><text:span text:style-name="T31">8 </text:span><text:span text:style-name="T19">(double)</text:span><text:span text:style-name="T31"><text:line-break/> <text:s text:c="3"/></text:span><text:span text:style-name="T38">FLOAT</text:span><text:span text:style-name="T31">10 </text:span><text:span text:style-name="T19">(long double)</text:span><text:span text:style-name="T31"><text:line-break/> <text:s text:c="3"/>CHAR </text:span><text:span text:style-name="T19">(one UTF-8 character)</text:span><text:span text:style-name="T31"><text:line-break/> <text:s text:c="3"/>TEXT </text:span><text:span text:style-name="T19">(a UTF-8 string)</text:span><text:line-break/><text:soft-page-break/> <text:s text:c="3"/><text:span text:style-name="T31">TIMESTAMP </text:span><text:span text:style-name="T19">(timespec)</text:span><text:span text:style-name="T31"><text:line-break/> <text:s text:c="3"/></text:span><text:span text:style-name="T42">TIMESTAMP WITH </text:span><text:span text:style-name="T32">TIMEZONE </text:span><text:span text:style-name="T21">(</text:span><text:span text:style-name="T23">timespec + </text:span><text:span text:style-name="T24">uint16_t representing timezone</text:span><text:span text:style-name="T21">)</text:span><text:span text:style-name="T32"><text:line-break/> <text:s text:c="3"/>UUID </text:span><text:span text:style-name="T21">(uint128_t)</text:span><text:span text:style-name="T32"><text:line-break/> <text:s text:c="3"/></text:span><text:span text:style-name="T33">BYTEA </text:span><text:span text:style-name="T22">(binary data managed by client)</text:span><text:span text:style-name="T33"><text:line-break/> <text:s text:c="3"/>EMAIL </text:span><text:span text:style-name="T22">(a UTF-8 string)</text:span><text:span text:style-name="T33"><text:line-break/> <text:s text:c="3"/>INET </text:span><text:span text:style-name="T22">(uint128_t with IPv4 or IPv6)</text:span><text:span text:style-name="T33"><text:line-break/> <text:s text:c="3"/>&lt;user-type&gt; </text:span><text:span text:style-name="T22">(name of a type defined by the user)</text:span></text:p>
      <text:p text:style-name="P50">where &lt;table-feature&gt; is one or more of comma separated <text:span text:style-name="T11">items</text:span>:<text:line-break/> <text:s text:c="3"/>REPLICATION <text:span text:style-name="T11">[=] </text:span>&lt;integer&gt;<text:line-break/> <text:s text:c="3"/>MODEL <text:span text:style-name="T11">[=] </text:span>&lt;model&gt;<text:line-break/><text:span text:style-name="T1"> <text:s text:c="3"/></text:span>COMMENT <text:span text:style-name="T11">[=] </text:span>&lt;description&gt;<text:line-break/> <text:s text:c="3"/><text:span text:style-name="T11">VERSION ROWS [=] &lt;integer&gt; . &lt;</text:span><text:span text:style-name="T13">integer&gt;<text:line-break/> <text:s text:c="3"/></text:span><text:span text:style-name="T98">TRANSLATABLE [=] {TRUE | FALSE}</text:span><text:span text:style-name="T13"><text:line-break/> <text:s text:c="3"/></text:span><text:span text:style-name="T14">BLOOMFILTER [=] &lt;TBD&gt;<text:line-break/> <text:s text:c="3"/>BLOB </text:span><text:span text:style-name="T15">LIMIT [=] &lt;integer&gt;<text:line-break/> <text:s text:c="3"/>BLOB COMPRESSOR [=] &lt;command&gt;<text:line-break/> <text:s text:c="3"/>INLINE LIMIT [=] &lt;integer&gt;<text:line-break/> <text:s text:c="3"/>EXTERNAL FILE COMPRESSOR [=] &lt;command&gt; </text:span><text:span text:style-name="T26">FILTER </text:span><text:span text:style-name="T27">[OUT]</text:span><text:span text:style-name="T26"> &lt;pattern1&gt; </text:span><text:span text:style-name="T27">[AND] </text:span><text:span text:style-name="T26">&lt;pattern2&gt; </text:span><text:span text:style-name="T27">[AND] </text:span><text:span text:style-name="T26">… </text:span><text:span text:style-name="T27">[AND] </text:span><text:span text:style-name="T26">&lt;patternN&gt;</text:span></text:p>
      <text:p text:style-name="P39">The CREATE TABLE instruction is used to create a new table. <text:span text:style-name="T12">The IF NOT EXISTS can be used to skip the creation if the table already exists. This is just a CLI feature making it easier to write scripts that skip this step if not necessary. </text:span><text:span text:style-name="T13">In C++, you can first check whether the table exists </text:span><text:span text:style-name="T16">and create it if not</text:span><text:span text:style-name="T16"><text:note text:id="ftn0" text:note-class="footnote"><text:note-citation>3</text:note-citation><text:note-body><text:p text:style-name="P108">The current version is not atomic.</text:p></text:note-body></text:note></text:span><text:span text:style-name="T13">.</text:span></text:p>
      <text:p text:style-name="P81">The &lt;model&gt; value is one of the following strings:</text:p>
      <text:list xml:id="list1031724775" text:style-name="L3">
        <text:list-item>
          <text:p text:style-name="P126">‘content’</text:p>
        </text:list-item>
        <text:list-item>
          <text:p text:style-name="P126">‘data’</text:p>
        </text:list-item>
        <text:list-item>
          <text:p text:style-name="P126">‘log’</text:p>
        </text:list-item>
        <text:list-item>
          <text:p text:style-name="P126">‘queue’</text:p>
        </text:list-item>
        <text:list-item>
          <text:p text:style-name="P126">‘sequential’</text:p>
        </text:list-item>
        <text:list-item>
          <text:p text:style-name="P126">‘session’</text:p>
        </text:list-item>
        <text:list-item>
          <text:p text:style-name="P126">‘tree’</text:p>
        </text:list-item>
      </text:list>
      <text:p text:style-name="P81">The VERSION ROWS option requests that the rows be versioned. The first &lt;integer&gt; represents the number of major versions kept by the system. The second &lt;integer&gt; represents the number of minor versions kept by the system. If more versions are found, the oldest eventually gets DROP-ped automatically.</text:p>
      <text:p text:style-name="P130"><text:soft-page-break/>The TRANSLATABLE flag can be set to TRUE or FALSE. When TRUE, it allows for an additional row content to be created with a different language. This is most often used along with the VERSION ROWS feature.</text:p>
      <text:p text:style-name="P82">The BLOB LIMIT defines the size of a blob before it gets compressed.</text:p>
      <text:p text:style-name="P128">The INLINE LIMIT defines the maximum size for a column (viewing the blob as one column) before it gets moved to an <text:span text:style-name="T17">external</text:span> file instead of being saved inline.</text:p>
      <text:p text:style-name="P129">The LOGGED and UNLOGGED parameters define whether incoming data gets logged or not. If not, everything has to be up and running for a write (SET, INSERT, UPDATE) to work as expected.</text:p>
      <text:h text:style-name="Heading_20_2" text:outline-level="2"><text:bookmark-start text:name="__RefHeading___Toc4190_3841664055"/>CREATE TYPE<text:bookmark-end text:name="__RefHeading___Toc4190_3841664055"/></text:h>
      <text:p text:style-name="P84">Create a user defined type.</text:p>
      <text:p text:style-name="P62">SYNOPSIS</text:p>
      <text:p text:style-name="P6">CREATE TYPE &lt;<text:span text:style-name="T77">name</text:span><text:span text:style-name="T40">&gt;</text:span> AS (<text:line-break/> &lt;<text:span text:style-name="T40">name&gt; &lt;type&gt;</text:span>,<text:line-break/> …<text:line-break/>) <text:span text:style-name="T52">[</text:span><text:span text:style-name="T41">WITH &lt;type-features&gt;</text:span><text:span text:style-name="T52">]</text:span>;</text:p>
      <text:p text:style-name="P35">-- <text:span text:style-name="T52">OR</text:span></text:p>
      <text:p text:style-name="P16">CREATE TYPE &lt;<text:span text:style-name="T77">name</text:span>&gt; AS ENUM [USING &lt;int-type&gt;] (<text:line-break/> &lt;name&gt;,<text:line-break/> ...<text:line-break/>) [WITH &lt;type-features&gt;];</text:p>
      <text:p text:style-name="P16"/>
      <text:p text:style-name="P2">where &lt;type-features&gt; are a list of comma separated parameters:<text:line-break/> <text:s text:c="3"/>COMMENT [=] &lt;description&gt;<text:line-break/> <text:s text:c="3"/><text:span text:style-name="T86">COMPARE [=] &lt;script&gt;</text:span></text:p>
      <text:p text:style-name="P103"><text:span text:style-name="T91">w</text:span>here the COMPARE script is used to compare two objects of that type and return -1 (type A &lt; type B), 0 (A == B), 1 (A &gt; B).</text:p>
      <text:p text:style-name="P89">The USING part of the ENUM accepts an integer type such as INT<text:span text:style-name="T65">4</text:span>. The default is INT2. <text:span text:style-name="T65">It is not possible to specify the value of an ENUM label because the database cannot update all the rows on such a change. The system allocates the numbers of each label and they stay that way forever.</text:span></text:p>
      <text:h text:style-name="Heading_20_2" text:outline-level="2"><text:bookmark-start text:name="__RefHeading___Toc4119_2742366530"/>DELETE<text:bookmark-end text:name="__RefHeading___Toc4119_2742366530"/></text:h>
      <text:p text:style-name="P95">Remove a complete row.</text:p>
      <text:p text:style-name="P66">SYNOPSIS</text:p>
      <text:p text:style-name="P11"><text:soft-page-break/><text:span text:style-name="T66">DELETE FROM</text:span><text:span text:style-name="T57"> &lt;table-name&gt;<text:line-break/> <text:s/></text:span><text:span text:style-name="T66">WHERE &lt;expression&gt;;</text:span><text:span text:style-name="T57"><text:line-break/></text:span></text:p>
      <text:p text:style-name="P22">The WHERE &lt;expression&gt; <text:span text:style-name="T66">must exactly match an index, it </text:span>can <text:span text:style-name="T66">also </text:span>be used to further filter the <text:span text:style-name="T66">row to be deleted</text:span>.</text:p>
      <text:h text:style-name="Heading_20_2" text:outline-level="2"><text:bookmark-start text:name="__RefHeading___Toc4123_2742366530"/>DROP INDEX<text:bookmark-end text:name="__RefHeading___Toc4123_2742366530"/></text:h>
      <text:p text:style-name="P26">Remove an index.</text:p>
      <text:p text:style-name="P67">SYNOPSIS</text:p>
      <text:p text:style-name="P12"><text:span text:style-name="T67">DROP INDEX</text:span><text:span text:style-name="T57"> </text:span><text:span text:style-name="T69">[IF EXISTS] </text:span><text:span text:style-name="T57">&lt;</text:span><text:span text:style-name="T67">index</text:span><text:span text:style-name="T57">-name&gt;;</text:span></text:p>
      <text:p text:style-name="P27">Note that the PRIMARY INDEX cannot be dropped since it is required for the table to function at all.</text:p>
      <text:h text:style-name="Heading_20_2" text:outline-level="2"><text:bookmark-start text:name="__RefHeading___Toc4125_2742366530"/>DROP TABLE<text:bookmark-end text:name="__RefHeading___Toc4125_2742366530"/></text:h>
      <text:p text:style-name="P27">Remove a table.</text:p>
      <text:p text:style-name="P67">SYNOPSIS</text:p>
      <text:p text:style-name="P13"><text:span text:style-name="T67">DROP TABLE</text:span><text:span text:style-name="T57"> </text:span><text:span text:style-name="T69">[IF EXISTS]</text:span><text:span text:style-name="T57"> &lt;table-name&gt;;</text:span></text:p>
      <text:p text:style-name="P23"><text:span text:style-name="T67">Note that all the </text:span><text:span text:style-name="T68">user defined types, </text:span><text:span text:style-name="T67">indexes, bloom filters, and files attached to </text:span><text:span text:style-name="T68">that</text:span><text:span text:style-name="T67"> table get removed too</text:span>.</text:p>
      <text:p text:style-name="P27"><text:span text:style-name="T2">WARNING:</text:span> when removing a table, all the data gets deleted. <text:span text:style-name="T68">There is no backup prior to the deletion.</text:span></text:p>
      <text:h text:style-name="Heading_20_2" text:outline-level="2"><text:bookmark-start text:name="__RefHeading___Toc4127_2742366530"/>DROP TYPE<text:bookmark-end text:name="__RefHeading___Toc4127_2742366530"/></text:h>
      <text:p text:style-name="P27">Remove a user defined type.</text:p>
      <text:p text:style-name="P68">SYNOPSIS</text:p>
      <text:p text:style-name="P13"><text:span text:style-name="T67">DROP TYPE</text:span><text:span text:style-name="T57"> </text:span><text:span text:style-name="T69">[IF EXISTS]</text:span><text:span text:style-name="T57"> &lt;t</text:span><text:span text:style-name="T67">yp</text:span><text:span text:style-name="T57">e-name&gt;;</text:span></text:p>
      <text:p text:style-name="P28">A user type that is in use cannot be dropped.</text:p>
      <text:h text:style-name="Heading_20_2" text:outline-level="2"><text:bookmark-start text:name="__RefHeading___Toc4043_2742366530"/>INSERT<text:bookmark-end text:name="__RefHeading___Toc4043_2742366530"/></text:h>
      <text:p text:style-name="P91">The INSERT command tries to add a new row. If a row with that primary key already exists, then it fails <text:span text:style-name="T93">unless you use the NEW RELEASE or NEW REVISION</text:span>. To get the same behavior as an “INSERT … <text:span text:style-name="T62">ON CONFLICT DO</text:span> UPDATE …” or “UPSERT ...”, use the SET command instead.</text:p>
      <text:p text:style-name="P64">SYNOPSIS</text:p>
      <text:p text:style-name="P8"><text:span text:style-name="T57">INSERT </text:span><text:span text:style-name="T93">[</text:span><text:span text:style-name="T95">NEW {</text:span><text:span text:style-name="T93">RELEASE | REVISION</text:span><text:span text:style-name="T95">} [AND MAKE DEFAULT]</text:span><text:span text:style-name="T93">]<text:line-break/> </text:span><text:span text:style-name="T57"><text:s/>INTO &lt;table-name&gt;<text:line-break/> <text:s/>( &lt;column-name&gt;, … )<text:line-break/></text:span><text:soft-page-break/><text:span text:style-name="T57"> <text:s/>VALUES ( </text:span><text:span text:style-name="T96">{</text:span><text:span text:style-name="T57">&lt;expression&gt; </text:span><text:span text:style-name="T58">| DEFAULT</text:span><text:span text:style-name="T96">}</text:span><text:span text:style-name="T57">, … )<text:line-break/> <text:s/></text:span><text:span text:style-name="T94">WITH LANGUAGE </text:span><text:span text:style-name="T96">{</text:span><text:span text:style-name="T94">&lt;language-name&gt; </text:span><text:span text:style-name="T96">| DEFAULT}</text:span><text:span text:style-name="T57">;</text:span></text:p>
      <text:p text:style-name="P18"/>
      <text:p text:style-name="P4"><text:span text:style-name="T57">W</text:span>here <text:span text:style-name="T94">VALUES</text:span><text:span text:style-name="T56"> </text:span><text:span text:style-name="T94">must include the necessary to generate the PRIMARY KEY murmur3 hash</text:span><text:span text:style-name="T56">.</text:span></text:p>
      <text:p text:style-name="P20">The WHERE &lt;expression&gt; can be used to further filter the returned data.</text:p>
      <text:p text:style-name="P113">If you only want to update an existing row, then use the UPDATE command.</text:p>
      <text:p text:style-name="P114">The NEW RELEASE creates a new version of the row with the next version and revision 0. So say you have a row with version 3.2, using the NEW RELEASE creates a new version of the row with version 4.0.</text:p>
      <text:p text:style-name="P114">The NEW REVISION creates a new version of the row with the next revision. So say you have a row with version 3.2, using the NEW REVISION creates a new release of the row with version 3.3.</text:p>
      <text:p text:style-name="P118"><text:span text:style-name="T2">Note:</text:span><text:tab/>The NEW VERSION and NEW REVISION are only available when the corresponding table was created with the VERSION <text:span text:style-name="T99">ROWS option</text:span>.</text:p>
      <text:p text:style-name="P115">The WITH LANGUAGE defines the language of the data.</text:p>
      <text:p text:style-name="P119"><text:span text:style-name="T2">Note:</text:span><text:tab/>The <text:span text:style-name="T99">WITH LANGUAGE</text:span> <text:span text:style-name="T99">is</text:span> available <text:span text:style-name="T99">only </text:span>when the corresponding table was created with the <text:span text:style-name="T99">TRANSLATABLE option set to TRUE</text:span>.</text:p>
      <text:p text:style-name="P120"><text:span text:style-name="T100"/></text:p>
      <text:h text:style-name="Heading_20_2" text:outline-level="2"><text:bookmark-start text:name="__RefHeading___Toc4144_2742366530"/>LOCK<text:bookmark-end text:name="__RefHeading___Toc4144_2742366530"/></text:h>
      <text:p text:style-name="P32">The LOCK command can only be used inside a transaction (BEGIN + LOCK + commands + COMMIT | ROLLBACK).</text:p>
      <text:p text:style-name="P69">SYNOPSIS</text:p>
      <text:p text:style-name="P14"><text:span text:style-name="T74">LOCK [TABLE] &lt;table-</text:span><text:span text:style-name="T56">name&gt; </text:span><text:span text:style-name="T74">[IN &lt;lock-mode&gt; MODE];<text:line-break/></text:span></text:p>
      <text:p text:style-name="P29">TBD: look at defining &lt;lock-mode&gt;</text:p>
      <text:p text:style-name="P32">The lock ensures that multiple commands run with no interferences. Any other commands <text:span text:style-name="T75">from another client will be serialized before or after this set of commands.</text:span></text:p>
      <text:p text:style-name="P34"><text:span text:style-name="T2">TODO:</text:span> <text:span text:style-name="T81">clearly </text:span>determine how that really works; i.e. by default the INSERT, UPDATE, DELETE, SET commands do not use a LOCK and such a transaction will not prevent them from just happening. I am thinking that for a few transactions, the programmer may want to use the BEGIN + LOCK + insert/update/delete/set + COMMIT and by consistently using such, the programmer can make sure that specific data updates are done serially.</text:p>
      <text:h text:style-name="Heading_20_2" text:outline-level="2"><text:bookmark-start text:name="__RefHeading___Toc4146_2742366530"/>ROLLBACK<text:bookmark-end text:name="__RefHeading___Toc4146_2742366530"/></text:h>
      <text:p text:style-name="P30">Cancel a transaction.</text:p>
      <text:p text:style-name="P70">SYNOPSIS</text:p>
      <text:p text:style-name="P15"><text:soft-page-break/><text:span text:style-name="T76">ROLLBACK</text:span><text:span text:style-name="T74"> [</text:span><text:span text:style-name="T76">WORK | TRANSACTION</text:span><text:span text:style-name="T74">]</text:span><text:span text:style-name="T62"> </text:span><text:span text:style-name="T79">[IF &lt;expression&gt; [OTHERWISE </text:span><text:span text:style-name="T80">COMMIT</text:span><text:span text:style-name="T79">]]</text:span><text:span text:style-name="T74">;</text:span></text:p>
      <text:p text:style-name="P30">This is used along a BEGIN to completely forget a transaction.</text:p>
      <text:p text:style-name="P33">If &lt;expression&gt; is specified and it is true, then the ROLLBACK happens, otherwise a COMMIT happens.</text:p>
      <text:h text:style-name="P112" text:outline-level="2"><text:bookmark-start text:name="__RefHeading___Toc4045_2742366530"/>SELECT<text:bookmark-end text:name="__RefHeading___Toc4045_2742366530"/></text:h>
      <text:p text:style-name="P90">Get data from the database.</text:p>
      <text:p text:style-name="P63">SYNOPSIS</text:p>
      <text:p text:style-name="P7"><text:span text:style-name="T56">SELECT</text:span> <text:span text:style-name="T56">{ </text:span>* <text:span text:style-name="T56">| &lt;column-name&gt;, … </text:span><text:span text:style-name="T59">| DEFAULT VALUES </text:span><text:span text:style-name="T56">}<text:line-break/> <text:s/>FROM &lt;table-name&gt;<text:line-break/> <text:s/>[WHERE &lt;expression&gt;]</text:span><text:line-break/> <text:s/><text:span text:style-name="T56">[ORDER BY </text:span><text:span text:style-name="T57">{ PRIMARY KEY | </text:span><text:span text:style-name="T56">&lt;index-name&gt; </text:span><text:span text:style-name="T57">}</text:span><text:span text:style-name="T56">]<text:line-break/> <text:s/>[LIMIT &lt;integer&gt;];</text:span></text:p>
      <text:p text:style-name="P17"/>
      <text:p text:style-name="P3"><text:span text:style-name="T57">W</text:span>here <text:span text:style-name="T56">ORDER BY uses an </text:span>&lt;<text:span text:style-name="T56">index</text:span>-<text:span text:style-name="T56">name</text:span>&gt; <text:span text:style-name="T56">instead of column names because we only offer those order</text:span><text:span text:style-name="T60">s</text:span><text:span text:style-name="T56">. If not specified, then the </text:span><text:span text:style-name="T60">primary key </text:span><text:span text:style-name="T56">index gets used.</text:span></text:p>
      <text:p text:style-name="P20">The WHERE &lt;expression&gt; can be used to filter the returned data.</text:p>
      <text:p text:style-name="P24">The DEFAULT VALUES means that the SELECT returns a list of all the columns with a default value and that default value. In this case, the WHERE and ORDER BY cannot be used. <text:span text:style-name="T61">This SELECT works locally only (since we have the schema at hand).</text:span></text:p>
      <text:p text:style-name="P21">The SELECT is more of a GET rather than a SELECT like in SQL. We offer a filtering through the WHERE &lt;expression&gt;, but it should not be used to find any data in an entire table because it would likely create a huge slowness to the system (i.e. it will scan the entire index which could be millions of rows).</text:p>
      <text:h text:style-name="Heading_20_2" text:outline-level="2"><text:bookmark-start text:name="__RefHeading___Toc4047_2742366530"/>SET<text:bookmark-end text:name="__RefHeading___Toc4047_2742366530"/></text:h>
      <text:p text:style-name="P94">Save data in the database. This is similar to an INSERT except that it works whether the row already exists or not.</text:p>
      <text:p text:style-name="P65">SYNOPSIS</text:p>
      <text:p text:style-name="P9"><text:span text:style-name="T56">SET</text:span> <text:span text:style-name="T56">&lt;column-name&gt; </text:span><text:span text:style-name="T63">= &lt;value&gt; |</text:span><text:span text:style-name="T59"> DEFAULT, …</text:span><text:span text:style-name="T56"><text:line-break/> <text:s/></text:span><text:span text:style-name="T63">INTO</text:span><text:span text:style-name="T56"> &lt;table-name&gt;<text:line-break/> <text:s/>WHERE &lt;expression&gt;;</text:span></text:p>
      <text:p text:style-name="P19"/>
      <text:p text:style-name="P5"><text:span text:style-name="T63">The WHERE is </text:span><text:span text:style-name="T56">use</text:span><text:span text:style-name="T63">d to specify a key that matches an index’s definition one to one</text:span><text:span text:style-name="T56">. </text:span><text:span text:style-name="T63">If you have the primary key, all the best.</text:span></text:p>
      <text:p text:style-name="P31">Mandatory columns are not required if the SET updates an existing row.</text:p>
      <text:p text:style-name="P25"><text:span text:style-name="T2">Note:</text:span> setting a column to DEFAULT or NULL has the effect of deleting that column<text:note text:id="ftn3" text:note-class="footnote"><text:note-citation>4</text:note-citation><text:note-body><text:p text:style-name="P107">The deletion happens only if the row has a variable size.</text:p></text:note-body></text:note>.</text:p>
      <text:h text:style-name="Heading_20_2" text:outline-level="2"><text:bookmark-start text:name="__RefHeading___Toc4049_2742366530"/><text:soft-page-break/>UPDATE<text:bookmark-end text:name="__RefHeading___Toc4049_2742366530"/></text:h>
      <text:p text:style-name="P25">Update an existing row.</text:p>
      <text:p text:style-name="P65">SYNOPSIS</text:p>
      <text:p text:style-name="P10"><text:span text:style-name="T63">UPDATE</text:span> <text:span text:style-name="T56">&lt;table-name&gt;<text:line-break/> <text:s/></text:span><text:span text:style-name="T64">SET </text:span><text:span text:style-name="T56">&lt;column-name&gt; </text:span><text:span text:style-name="T63">= &lt;value&gt; |</text:span><text:span text:style-name="T59"> DEFAULT, …</text:span><text:span text:style-name="T56"><text:line-break/> <text:s/>WHERE &lt;expression&gt;;</text:span></text:p>
      <text:p text:style-name="P19"/>
      <text:p text:style-name="P116"><text:span text:style-name="T63">The WHERE is </text:span><text:span text:style-name="T56">use</text:span><text:span text:style-name="T63">d to specify a key that matches an index’s definition one to one</text:span><text:span text:style-name="T56">. </text:span><text:span text:style-name="T63">If you have the primary key, all the best.</text:span></text:p>
      <text:p text:style-name="P116"><text:span text:style-name="T101">If the table has a VERSION ROWS, then you can include the version </text:span><text:span text:style-name="T102">in the WHERE expression, </text:span><text:span text:style-name="T101">as in “_version = &lt;integer&gt; . &lt;integer&gt;”. If the version is not specified, then the current row gets updated. </text:span><text:span text:style-name="T102">Either way, UPDATE fails if one of the columns being updated is marked as VERSIONED. In that case, you need to use the INSERT command instead.</text:span></text:p>
      <text:p text:style-name="P117">If the table has the TRANSLATABLE option set to TRUE, then the language can be included in the WHERE expression, as in “_language = &lt;language&gt;” (where &lt;language&gt; is something like “en” or “en_US”). <text:span text:style-name="T104">Without the WHERE, the default language is used.</text:span></text:p>
      <text:p text:style-name="P25">The UPDATE works only if the <text:span text:style-name="T104">row</text:span> being updated exists. If you want to <text:span text:style-name="T103">either update or </text:span>create the <text:span text:style-name="T104">row</text:span>, use the SET command instead. <text:span text:style-name="T104">To only create the row, use the INSERT command.</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style:font-name="Liberation Sans1" fo:font-family="'Liberation Sans'" style:font-style-name="Regular" style:font-family-generic="swiss" style:font-pitch="variable"/>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End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text-properties style:font-name="Liberation Sans1" fo:font-family="'Liberation Sans'" style:font-style-name="Regular" style:font-family-generic="swiss" style:font-pitch="variable"/>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24T12:28:50.414410723</meta:creation-date>
    <dc:date>2024-11-03T20:56:58.321472129</dc:date>
    <meta:editing-duration>P7DT17H11M28S</meta:editing-duration>
    <meta:editing-cycles>79</meta:editing-cycles>
    <meta:generator>LibreOffice/7.3.7.2$Linux_X86_64 LibreOffice_project/30$Build-2</meta:generator>
    <meta:document-statistic meta:table-count="0" meta:image-count="0" meta:object-count="0" meta:page-count="13" meta:paragraph-count="214" meta:word-count="2912" meta:character-count="17170" meta:non-whitespace-character-count="14230"/>
  </office:meta>
</office:document-meta>
</file>